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navarro">
        <table:table-row>
          <table:table-cell office:value-type="string">
            <text:p>FileName</text:p>
          </table:table-cell>
          <table:table-cell office:value-type="string">
            <text:p>Line</text:p>
          </table:table-cell>
          <table:table-cell office:value-type="string">
            <text:p>LNbr</text:p>
          </table:table-cell>
          <table:table-cell office:value-type="string">
            <text:p>EnjType</text:p>
          </table:table-cell>
        </table:table-row>
        <table:table-row>
          <table:table-cell office:value-type="string">
            <text:p>LopezDeMendoza_25.xml</text:p>
          </table:table-cell>
          <table:table-cell office:value-type="string">
            <text:p>¿sentides, por ventura, los clamores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LopezDeMendoza_25.xml</text:p>
          </table:table-cell>
          <table:table-cell office:value-type="string">
            <text:p>que de Bisançio por letras oístes?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JuanaInesDeLaCruz_16.xml</text:p>
          </table:table-cell>
          <table:table-cell office:value-type="string">
            <text:p>mas luego la razón justa me advierte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JuanaInesDeLaCruz_16.xml</text:p>
          </table:table-cell>
          <table:table-cell office:value-type="string">
            <text:p>que sólo se remedia en publicarlo,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PedroDePadilla_38.xml</text:p>
          </table:table-cell>
          <table:table-cell office:value-type="string">
            <text:p>nunca lo tuvo ni tendrá la vida</text:p>
          </table:table-cell>
          <table:table-cell office:value-type="string">
            <text:p>8</text:p>
          </table:table-cell>
          <table:table-cell office:value-type="string">
            <text:p>B-pb_noun_prep I-ex_subj_verb</text:p>
          </table:table-cell>
        </table:table-row>
        <table:table-row>
          <table:table-cell office:value-type="string">
            <text:p>PedroDePadilla_38.xml</text:p>
          </table:table-cell>
          <table:table-cell office:value-type="string">
            <text:p>del sentido, la vida de la muerte,</text:p>
          </table:table-cell>
          <table:table-cell office:value-type="string">
            <text:p>9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MiraDeAmescua_25.xml</text:p>
          </table:table-cell>
          <table:table-cell office:value-type="string">
            <text:p>al hombre hasta el sepulcro, y otra ha sido</text:p>
          </table:table-cell>
          <table:table-cell office:value-type="string">
            <text:p>4</text:p>
          </table:table-cell>
          <table:table-cell office:value-type="string">
            <text:p>B-ex_subj_verb I-pb_noun_prep</text:p>
          </table:table-cell>
        </table:table-row>
        <table:table-row>
          <table:table-cell office:value-type="string">
            <text:p>MiraDeAmescua_25.xml</text:p>
          </table:table-cell>
          <table:table-cell office:value-type="string">
            <text:p>la que infeliz y adversa le ha seguido</text:p>
          </table:table-cell>
          <table:table-cell office:value-type="string">
            <text:p>5</text:p>
          </table:table-cell>
          <table:table-cell office:value-type="string">
            <text:p>B-ex_subj_verb I-ex_subj_verb</text:p>
          </table:table-cell>
        </table:table-row>
        <table:table-row>
          <table:table-cell office:value-type="string">
            <text:p>FernandoDeHerrera_60.xml</text:p>
          </table:table-cell>
          <table:table-cell office:value-type="string">
            <text:p>de paciencia y valor, en el postrero</text:p>
          </table:table-cell>
          <table:table-cell office:value-type="string">
            <text:p>4</text:p>
          </table:table-cell>
          <table:table-cell office:value-type="string">
            <text:p>B-pb_adj_noun I-pb_adj_prep</text:p>
          </table:table-cell>
        </table:table-row>
        <table:table-row>
          <table:table-cell office:value-type="string">
            <text:p>FernandoDeHerrera_60.xml</text:p>
          </table:table-cell>
          <table:table-cell office:value-type="string">
            <text:p>trance, arrojando el yugo, desespero,</text:p>
          </table:table-cell>
          <table:table-cell office:value-type="string">
            <text:p>5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LopezDeMendoza_27.xml</text:p>
          </table:table-cell>
          <table:table-cell office:value-type="string">
            <text:p>pues que el principio es çierto e sabemos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LopezDeMendoza_27.xml</text:p>
          </table:table-cell>
          <table:table-cell office:value-type="string">
            <text:p>en todas cosas ser lo más del fecho;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LopezDeMendoza_19.xml</text:p>
          </table:table-cell>
          <table:table-cell office:value-type="string">
            <text:p>que los leales; e si tal, sacadme</text:p>
          </table:table-cell>
          <table:table-cell office:value-type="string">
            <text:p>11</text:p>
          </table:table-cell>
          <table:table-cell office:value-type="string">
            <text:p>B-pb_verb_cprep</text:p>
          </table:table-cell>
        </table:table-row>
        <table:table-row>
          <table:table-cell office:value-type="string">
            <text:p>LopezDeMendoza_19.xml</text:p>
          </table:table-cell>
          <table:table-cell office:value-type="string">
            <text:p>de tan grand pena e sentid mi mal.</text:p>
          </table:table-cell>
          <table:table-cell office:value-type="string">
            <text:p>12</text:p>
          </table:table-cell>
          <table:table-cell office:value-type="string">
            <text:p>I-pb_verb_cprep</text:p>
          </table:table-cell>
        </table:table-row>
        <table:table-row>
          <table:table-cell office:value-type="string">
            <text:p>LopeDeVega_652.xml</text:p>
          </table:table-cell>
          <table:table-cell office:value-type="string">
            <text:p>por cuya gracia a vuestros pies están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LopeDeVega_652.xml</text:p>
          </table:table-cell>
          <table:table-cell office:value-type="string">
            <text:p>la luna, el cielo, el sol, el serafín,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LopeDeVega_770.xml</text:p>
          </table:table-cell>
          <table:table-cell office:value-type="string">
            <text:p>en pena, en vida, en muerte, en gloria quiero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LopeDeVega_770.xml</text:p>
          </table:table-cell>
          <table:table-cell office:value-type="string">
            <text:p>darte mi alma de cualquier manera,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BernardinoDeRebolledo_21.xml</text:p>
          </table:table-cell>
          <table:table-cell office:value-type="string">
            <text:p>vacilando los dientes certifican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BernardinoDeRebolledo_21.xml</text:p>
          </table:table-cell>
          <table:table-cell office:value-type="string">
            <text:p>la ruina que amenaza el edificio,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LopeDeVega_114.xml</text:p>
          </table:table-cell>
          <table:table-cell office:value-type="string">
            <text:p>dichoso yo que sin tener asida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LopeDeVega_114.xml</text:p>
          </table:table-cell>
          <table:table-cell office:value-type="string">
            <text:p>el alma al oro, a la esperanza el plato,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Quevedo_479.xml</text:p>
          </table:table-cell>
          <table:table-cell office:value-type="string">
            <text:p>y sólo alcanzarás puesto y oficio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Quevedo_479.xml</text:p>
          </table:table-cell>
          <table:table-cell office:value-type="string">
            <text:p>de quien su iniquidad te manifiesta;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LopezDeMendoza_17.xml</text:p>
          </table:table-cell>
          <table:table-cell office:value-type="string">
            <text:p>cuantas padezco desde la jornada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LopezDeMendoza_17.xml</text:p>
          </table:table-cell>
          <table:table-cell office:value-type="string">
            <text:p>que me feriste de golpe mortal.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LopeDeVega_639.xml</text:p>
          </table:table-cell>
          <table:table-cell office:value-type="string">
            <text:p>de un vil criado? ¡Vive Dios! que Pedro</text:p>
          </table:table-cell>
          <table:table-cell office:value-type="string">
            <text:p>8</text:p>
          </table:table-cell>
          <table:table-cell office:value-type="string">
            <text:p>B-ex_subj_verb I-pb_noun_prep</text:p>
          </table:table-cell>
        </table:table-row>
        <table:table-row>
          <table:table-cell office:value-type="string">
            <text:p>LopeDeVega_639.xml</text:p>
          </table:table-cell>
          <table:table-cell office:value-type="string">
            <text:p>o Fabio más intentos le han contado</text:p>
          </table:table-cell>
          <table:table-cell office:value-type="string">
            <text:p>9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JuanBoscan_40.xml</text:p>
          </table:table-cell>
          <table:table-cell office:value-type="string">
            <text:p>Cuán poco es lo que puedes, pues no muero</text:p>
          </table:table-cell>
          <table:table-cell office:value-type="string">
            <text:p>11</text:p>
          </table:table-cell>
          <table:table-cell office:value-type="string">
            <text:p>B-pb_verb_cprep</text:p>
          </table:table-cell>
        </table:table-row>
        <table:table-row>
          <table:table-cell office:value-type="string">
            <text:p>JuanBoscan_40.xml</text:p>
          </table:table-cell>
          <table:table-cell office:value-type="string">
            <text:p>de sólo imaginar mi triste suerte</text:p>
          </table:table-cell>
          <table:table-cell office:value-type="string">
            <text:p>12</text:p>
          </table:table-cell>
          <table:table-cell office:value-type="string">
            <text:p>B-pb_adj_noun I-pb_verb_cprep</text:p>
          </table:table-cell>
        </table:table-row>
        <table:table-row>
          <table:table-cell office:value-type="string">
            <text:p>FranciscoDeFigueroa_14.xml</text:p>
          </table:table-cell>
          <table:table-cell office:value-type="string">
            <text:p>y el fuego sea bendito, cuya llama</text:p>
          </table:table-cell>
          <table:table-cell office:value-type="string">
            <text:p>8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FranciscoDeFigueroa_14.xml</text:p>
          </table:table-cell>
          <table:table-cell office:value-type="string">
            <text:p>no toca al cuerpo, que es sutil y pura,</text:p>
          </table:table-cell>
          <table:table-cell office:value-type="string">
            <text:p>9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FranciscoDeFigueroa_14.xml</text:p>
          </table:table-cell>
          <table:table-cell office:value-type="string">
            <text:p>Y así el dichoso espíritu que ama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FranciscoDeFigueroa_14.xml</text:p>
          </table:table-cell>
          <table:table-cell office:value-type="string">
            <text:p>dirá, tu rostro viendo y tu figura: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LopeDeVega_550.xml</text:p>
          </table:table-cell>
          <table:table-cell office:value-type="string">
            <text:p>pero advertir para excusar enojos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LopeDeVega_550.xml</text:p>
          </table:table-cell>
          <table:table-cell office:value-type="string">
            <text:p>que cuando huyáis los ojos soberanos</text:p>
          </table:table-cell>
          <table:table-cell office:value-type="string">
            <text:p>12</text:p>
          </table:table-cell>
          <table:table-cell office:value-type="string">
            <text:p>B-pb_adj_adv I-ex_dobj_verb</text:p>
          </table:table-cell>
        </table:table-row>
        <table:table-row>
          <table:table-cell office:value-type="string">
            <text:p>LopezDeMendoza_12.xml</text:p>
          </table:table-cell>
          <table:table-cell office:value-type="string">
            <text:p>Non pienso Juno que más ençendida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LopezDeMendoza_12.xml</text:p>
          </table:table-cell>
          <table:table-cell office:value-type="string">
            <text:p>fue contra Thebas, nin tanto indignada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JuanBoscan_62.xml</text:p>
          </table:table-cell>
          <table:table-cell office:value-type="string">
            <text:p>continuo escogen el que más desnudo</text:p>
          </table:table-cell>
          <table:table-cell office:value-type="string">
            <text:p>11</text:p>
          </table:table-cell>
          <table:table-cell office:value-type="string">
            <text:p>B-pb_adj_prep I-pb_adj_noun</text:p>
          </table:table-cell>
        </table:table-row>
        <table:table-row>
          <table:table-cell office:value-type="string">
            <text:p>JuanBoscan_62.xml</text:p>
          </table:table-cell>
          <table:table-cell office:value-type="string">
            <text:p>de Amor y lealtad; y así parece</text:p>
          </table:table-cell>
          <table:table-cell office:value-type="string">
            <text:p>12</text:p>
          </table:table-cell>
          <table:table-cell office:value-type="string">
            <text:p>I-pb_adj_prep</text:p>
          </table:table-cell>
        </table:table-row>
        <table:table-row>
          <table:table-cell office:value-type="string">
            <text:p>Gongora_42.xml</text:p>
          </table:table-cell>
          <table:table-cell office:value-type="string">
            <text:p>cual ya por escuchar el dulce canto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Gongora_42.xml</text:p>
          </table:table-cell>
          <table:table-cell office:value-type="string">
            <text:p>de aquel que, de Strimón en la espesura,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JuanBoscan_3.xml</text:p>
          </table:table-cell>
          <table:table-cell office:value-type="string">
            <text:p>y más me espanta verme en tal estado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JuanBoscan_3.xml</text:p>
          </table:table-cell>
          <table:table-cell office:value-type="string">
            <text:p>de no poder quitar el pensamiento</text:p>
          </table:table-cell>
          <table:table-cell office:value-type="string">
            <text:p>12</text:p>
          </table:table-cell>
          <table:table-cell office:value-type="string">
            <text:p>B-pb_noun_prep I-pb_noun_prep</text:p>
          </table:table-cell>
        </table:table-row>
        <table:table-row>
          <table:table-cell office:value-type="string">
            <text:p>LopeDeVega_33.xml</text:p>
          </table:table-cell>
          <table:table-cell office:value-type="string">
            <text:p>que por la tuya a suspender barajas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LopeDeVega_33.xml</text:p>
          </table:table-cell>
          <table:table-cell office:value-type="string">
            <text:p>los tormentos del reino del espanto?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LopeDeVega_819.xml</text:p>
          </table:table-cell>
          <table:table-cell office:value-type="string">
            <text:p>Ero en la torre, y arrojarse luego</text:p>
          </table:table-cell>
          <table:table-cell office:value-type="string">
            <text:p>8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LopeDeVega_819.xml</text:p>
          </table:table-cell>
          <table:table-cell office:value-type="string">
            <text:p>la punta al pecho y el aliento en calma,</text:p>
          </table:table-cell>
          <table:table-cell office:value-type="string">
            <text:p>9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Gongora_104.xml</text:p>
          </table:table-cell>
          <table:table-cell office:value-type="string">
            <text:p>a cuántos dora el sol, a cuántos baña</text:p>
          </table:table-cell>
          <table:table-cell office:value-type="string">
            <text:p>11</text:p>
          </table:table-cell>
          <table:table-cell office:value-type="string">
            <text:p>B-pb_relword</text:p>
          </table:table-cell>
        </table:table-row>
        <table:table-row>
          <table:table-cell office:value-type="string">
            <text:p>Gongora_104.xml</text:p>
          </table:table-cell>
          <table:table-cell office:value-type="string">
            <text:p>términos del Océano la espuma,</text:p>
          </table:table-cell>
          <table:table-cell office:value-type="string">
            <text:p>12</text:p>
          </table:table-cell>
          <table:table-cell office:value-type="string">
            <text:p>I-pb_relword</text:p>
          </table:table-cell>
        </table:table-row>
        <table:table-row>
          <table:table-cell office:value-type="string">
            <text:p>ArgensolaLupercio_43.xml</text:p>
          </table:table-cell>
          <table:table-cell office:value-type="string">
            <text:p>Báñela aquella luz, Señor, aquella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ArgensolaLupercio_43.xml</text:p>
          </table:table-cell>
          <table:table-cell office:value-type="string">
            <text:p> que inspira perfecciones a la vida;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LopezDeMendoza_34.xml</text:p>
          </table:table-cell>
          <table:table-cell office:value-type="string">
            <text:p>nin el animo mío esta suspenso</text:p>
          </table:table-cell>
          <table:table-cell office:value-type="string">
            <text:p>4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LopezDeMendoza_34.xml</text:p>
          </table:table-cell>
          <table:table-cell office:value-type="string">
            <text:p>de sus combates, con tanta porfía</text:p>
          </table:table-cell>
          <table:table-cell office:value-type="string">
            <text:p>5</text:p>
          </table:table-cell>
          <table:table-cell office:value-type="string">
            <text:p>B-cc_crossclause I-pb_noun_prep</text:p>
          </table:table-cell>
        </table:table-row>
        <table:table-row>
          <table:table-cell office:value-type="string">
            <text:p>LopeDeVega_645.xml</text:p>
          </table:table-cell>
          <table:table-cell office:value-type="string">
            <text:p>Pagarte mal mi firme y feliz suerte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LopeDeVega_645.xml</text:p>
          </table:table-cell>
          <table:table-cell office:value-type="string">
            <text:p>trueca en pena triste mi alegría.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LopezDeMendoza_38.xml</text:p>
          </table:table-cell>
          <table:table-cell office:value-type="string">
            <text:p>mas la mi triste vida que desea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LopezDeMendoza_38.xml</text:p>
          </table:table-cell>
          <table:table-cell office:value-type="string">
            <text:p>ir donde fueres, como fiel amante,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JuanaInesDeLaCruz_5.xml</text:p>
          </table:table-cell>
          <table:table-cell office:value-type="string">
            <text:p>I en el mar de la ciencia así se anegue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JuanaInesDeLaCruz_5.xml</text:p>
          </table:table-cell>
          <table:table-cell office:value-type="string">
            <text:p> Vajel, que -al discurrir por alcanzarte-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LopeDeVega_906.xml</text:p>
          </table:table-cell>
          <table:table-cell office:value-type="string">
            <text:p>paga la espiga en su sazón cogida</text:p>
          </table:table-cell>
          <table:table-cell office:value-type="string">
            <text:p>4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LopeDeVega_906.xml</text:p>
          </table:table-cell>
          <table:table-cell office:value-type="string">
            <text:p>La vid beneficiada, la teñida</text:p>
          </table:table-cell>
          <table:table-cell office:value-type="string">
            <text:p>5</text:p>
          </table:table-cell>
          <table:table-cell office:value-type="string">
            <text:p>B-pb_adj_noun I-ex_dobj_verb</text:p>
          </table:table-cell>
        </table:table-row>
        <table:table-row>
          <table:table-cell office:value-type="string">
            <text:p>DiegoRamirezPagan_7.xml</text:p>
          </table:table-cell>
          <table:table-cell office:value-type="string">
            <text:p>y tanto de su vista se enamora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DiegoRamirezPagan_7.xml</text:p>
          </table:table-cell>
          <table:table-cell office:value-type="string">
            <text:p>que dijo en voz que el monte resonaba: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JuanaInesDeLaCruz_11.xml</text:p>
          </table:table-cell>
          <table:table-cell office:value-type="string">
            <text:p>quisiera gobernar con atrevida</text:p>
          </table:table-cell>
          <table:table-cell office:value-type="string">
            <text:p>11</text:p>
          </table:table-cell>
          <table:table-cell office:value-type="string">
            <text:p>B-pb_adj_noun I-ex_subj_verb</text:p>
          </table:table-cell>
        </table:table-row>
        <table:table-row>
          <table:table-cell office:value-type="string">
            <text:p>JuanaInesDeLaCruz_11.xml</text:p>
          </table:table-cell>
          <table:table-cell office:value-type="string">
            <text:p>mano, el rápido carro en luz bañado</text:p>
          </table:table-cell>
          <table:table-cell office:value-type="string">
            <text:p>12</text:p>
          </table:table-cell>
          <table:table-cell office:value-type="string">
            <text:p>B-ex_subj_verb I-pb_adj_noun</text:p>
          </table:table-cell>
        </table:table-row>
        <table:table-row>
          <table:table-cell office:value-type="string">
            <text:p>FernandoDeHerrera_298.xml</text:p>
          </table:table-cell>
          <table:table-cell office:value-type="string">
            <text:p>desierto yace. ¡Oh cuánto en ti la dura</text:p>
          </table:table-cell>
          <table:table-cell office:value-type="string">
            <text:p>11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FernandoDeHerrera_298.xml</text:p>
          </table:table-cell>
          <table:table-cell office:value-type="string">
            <text:p>suerte discorde se mostró y ajena!</text:p>
          </table:table-cell>
          <table:table-cell office:value-type="string">
            <text:p>12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JuanDeTassisYPeralta_187.xml</text:p>
          </table:table-cell>
          <table:table-cell office:value-type="string">
            <text:p>poca son hoy ceniza y mucha hierba</text:p>
          </table:table-cell>
          <table:table-cell office:value-type="string">
            <text:p>4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JuanDeTassisYPeralta_187.xml</text:p>
          </table:table-cell>
          <table:table-cell office:value-type="string">
            <text:p>que al poderoso culto nos reserva</text:p>
          </table:table-cell>
          <table:table-cell office:value-type="string">
            <text:p>5</text:p>
          </table:table-cell>
          <table:table-cell office:value-type="string">
            <text:p>B-ex_dobj_verb I-cc_crossclause</text:p>
          </table:table-cell>
        </table:table-row>
        <table:table-row>
          <table:table-cell office:value-type="string">
            <text:p>JuanBoscan_45.xml</text:p>
          </table:table-cell>
          <table:table-cell office:value-type="string">
            <text:p>pero, después, si el falso pensamiento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JuanBoscan_45.xml</text:p>
          </table:table-cell>
          <table:table-cell office:value-type="string">
            <text:p>me da seguridad de algún consuelo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JuanDeTassisYPeralta_109.xml</text:p>
          </table:table-cell>
          <table:table-cell office:value-type="string">
            <text:p>en su fe, su esperanza, y Dios por guía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JuanDeTassisYPeralta_109.xml</text:p>
          </table:table-cell>
          <table:table-cell office:value-type="string">
            <text:p>verá desde la tierra el cielo abierto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JuanBoscan_53.xml</text:p>
          </table:table-cell>
          <table:table-cell office:value-type="string">
            <text:p>hasta que Dios con su absoluto mando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JuanBoscan_53.xml</text:p>
          </table:table-cell>
          <table:table-cell office:value-type="string">
            <text:p>mi guerra convirtió en tanta victoria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JuanaInesDeLaCruz_3.xml</text:p>
          </table:table-cell>
          <table:table-cell office:value-type="string">
            <text:p>y sólo quiero ser correspondida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JuanaInesDeLaCruz_3.xml</text:p>
          </table:table-cell>
          <table:table-cell office:value-type="string">
            <text:p>de aquel que de mi amor réditos cobra;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LopeDeVega_1330.xml</text:p>
          </table:table-cell>
          <table:table-cell office:value-type="string">
            <text:p>y allí sus cuerpos, no su fama, esconde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LopeDeVega_1330.xml</text:p>
          </table:table-cell>
          <table:table-cell office:value-type="string">
            <text:p>Que de su pura y cándida ceniza</text:p>
          </table:table-cell>
          <table:table-cell office:value-type="string">
            <text:p>12</text:p>
          </table:table-cell>
          <table:table-cell office:value-type="string">
            <text:p>B-ex_dobj_verb I-ex_dobj_verb</text:p>
          </table:table-cell>
        </table:table-row>
        <table:table-row>
          <table:table-cell office:value-type="string">
            <text:p>JuanaInesDeLaCruz_53.xml</text:p>
          </table:table-cell>
          <table:table-cell office:value-type="string">
            <text:p>pudiera, del discurso con los graves</text:p>
          </table:table-cell>
          <table:table-cell office:value-type="string">
            <text:p>11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JuanaInesDeLaCruz_53.xml</text:p>
          </table:table-cell>
          <table:table-cell office:value-type="string">
            <text:p>reflejos, conocer si lo intentaras:</text:p>
          </table:table-cell>
          <table:table-cell office:value-type="string">
            <text:p>12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ArgensolaBartolome_60.xml</text:p>
          </table:table-cell>
          <table:table-cell office:value-type="string">
            <text:p>del rayo celestial verás volvella</text:p>
          </table:table-cell>
          <table:table-cell office:value-type="string">
            <text:p>11</text:p>
          </table:table-cell>
          <table:table-cell office:value-type="string">
            <text:p>B-pb_adj_prep I-pb_noun_prep</text:p>
          </table:table-cell>
        </table:table-row>
        <table:table-row>
          <table:table-cell office:value-type="string">
            <text:p>ArgensolaBartolome_60.xml</text:p>
          </table:table-cell>
          <table:table-cell office:value-type="string">
            <text:p>a verte, como en vidrio cristalino</text:p>
          </table:table-cell>
          <table:table-cell office:value-type="string">
            <text:p>12</text:p>
          </table:table-cell>
          <table:table-cell office:value-type="string">
            <text:p>I-pb_adj_prep</text:p>
          </table:table-cell>
        </table:table-row>
        <table:table-row>
          <table:table-cell office:value-type="string">
            <text:p>JuanDeArguijo_64.xml</text:p>
          </table:table-cell>
          <table:table-cell office:value-type="string">
            <text:p>por la voz dulce y cortesano aviso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JuanDeArguijo_64.xml</text:p>
          </table:table-cell>
          <table:table-cell office:value-type="string">
            <text:p>del culto Lope, que en su nueva historia</text:p>
          </table:table-cell>
          <table:table-cell office:value-type="string">
            <text:p>12</text:p>
          </table:table-cell>
          <table:table-cell office:value-type="string">
            <text:p>B-ex_subj_verb I-pb_noun_prep</text:p>
          </table:table-cell>
        </table:table-row>
        <table:table-row>
          <table:table-cell office:value-type="string">
            <text:p>Gongora_51.xml</text:p>
          </table:table-cell>
          <table:table-cell office:value-type="string">
            <text:p>que leña y pluma gasta, cien arpones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Gongora_51.xml</text:p>
          </table:table-cell>
          <table:table-cell office:value-type="string">
            <text:p>le flechó de la aljaba de un talego.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LopeDeVega_1044.xml</text:p>
          </table:table-cell>
          <table:table-cell office:value-type="string">
            <text:p>Que temer un señor a su criado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LopeDeVega_1044.xml</text:p>
          </table:table-cell>
          <table:table-cell office:value-type="string">
            <text:p>es temer la cabeza a sus cabellos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JuanaInesDeLaCruz_50.xml</text:p>
          </table:table-cell>
          <table:table-cell office:value-type="string">
            <text:p>otro más propio mi cariño ha hallado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JuanaInesDeLaCruz_50.xml</text:p>
          </table:table-cell>
          <table:table-cell office:value-type="string">
            <text:p>que el curso de tu vida tenga en calma;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JuanaInesDeLaCruz_72.xml</text:p>
          </table:table-cell>
          <table:table-cell office:value-type="string">
            <text:p>que aunque dejas burlado el lazo estrecho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JuanaInesDeLaCruz_72.xml</text:p>
          </table:table-cell>
          <table:table-cell office:value-type="string">
            <text:p>que tu forma fantástica ceñía,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LopeDeVega_540.xml</text:p>
          </table:table-cell>
          <table:table-cell office:value-type="string">
            <text:p>al talle el brío, al cuerpo, que estrenaba</text:p>
          </table:table-cell>
          <table:table-cell office:value-type="string">
            <text:p>8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LopeDeVega_540.xml</text:p>
          </table:table-cell>
          <table:table-cell office:value-type="string">
            <text:p>los primeros chapines aquel día.</text:p>
          </table:table-cell>
          <table:table-cell office:value-type="string">
            <text:p>9</text:p>
          </table:table-cell>
          <table:table-cell office:value-type="string">
            <text:p>I-ex_dobj_verb</text:p>
          </table:table-cell>
        </table:table-row>
      </table:table>
      <table:table table:name="15th-17th">
        <table:table-row>
          <table:table-cell office:value-type="string">
            <text:p>FileName</text:p>
          </table:table-cell>
          <table:table-cell office:value-type="string">
            <text:p>Line</text:p>
          </table:table-cell>
          <table:table-cell office:value-type="string">
            <text:p>LNbr</text:p>
          </table:table-cell>
          <table:table-cell office:value-type="string">
            <text:p>EnjType</text:p>
          </table:table-cell>
        </table:table-row>
        <table:table-row>
          <table:table-cell office:value-type="string">
            <text:p>Mena,_Juan_de__357g~~Soneto__0816.xml</text:p>
          </table:table-cell>
          <table:table-cell office:value-type="string">
            <text:p>Tajo al presente, ni a me a socorrer</text:p>
          </table:table-cell>
          <table:table-cell office:value-type="string">
            <text:p>11</text:p>
          </table:table-cell>
          <table:table-cell office:value-type="string">
            <text:p>B-ex_dobj_verb I-ex_dobj_verb</text:p>
          </table:table-cell>
        </table:table-row>
        <table:table-row>
          <table:table-cell office:value-type="string">
            <text:p>Mena,_Juan_de__357g~~Soneto__0816.xml</text:p>
          </table:table-cell>
          <table:table-cell office:value-type="string">
            <text:p>la enferma Guadiana, ni la creo.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Gómez_Tejada_de_los_Reyes,_Cosme__004g~~Sonetos_burlescos_al_suspiro_de_Crisaura__0012__-_I_-__01.xml</text:p>
          </table:table-cell>
          <table:table-cell office:value-type="string">
            <text:p>un suspiro de amor con aura afable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Gómez_Tejada_de_los_Reyes,_Cosme__004g~~Sonetos_burlescos_al_suspiro_de_Crisaura__0012__-_I_-__01.xml</text:p>
          </table:table-cell>
          <table:table-cell office:value-type="string">
            <text:p>suspende las esferas y el profundo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Cueva_y_Silva,_Leonor_de_la__273g~~Soneto_a_la_muerte_de_doña_Isabel_de_Borbón__0564.xml</text:p>
          </table:table-cell>
          <table:table-cell office:value-type="string">
            <text:p>la Lis francesa, la beldad galante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Cueva_y_Silva,_Leonor_de_la__273g~~Soneto_a_la_muerte_de_doña_Isabel_de_Borbón__0564.xml</text:p>
          </table:table-cell>
          <table:table-cell office:value-type="string">
            <text:p>quitó, llevó la muerte robadora.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Salinas_y_Lizana,_Manuel__113g~~Sonetos_encontrados_en_el_libro_de_Baltasar_Graciá__0220.xml</text:p>
          </table:table-cell>
          <table:table-cell office:value-type="string">
            <text:p>¿por qué suspiras siempre? ¡Oh Tucca! ¿quién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Salinas_y_Lizana,_Manuel__113g~~Sonetos_encontrados_en_el_libro_de_Baltasar_Graciá__0220.xml</text:p>
          </table:table-cell>
          <table:table-cell office:value-type="string">
            <text:p>tu pecho abrasa en llama juvenil?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Jiménez_Cerdán,_Beatriz__407g~~Soneto_a_la_muerte_de_Isabel_de_Borbón__0900.xml</text:p>
          </table:table-cell>
          <table:table-cell office:value-type="string">
            <text:p>que anocheció la más lucida estrella</text:p>
          </table:table-cell>
          <table:table-cell office:value-type="string">
            <text:p>8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Jiménez_Cerdán,_Beatriz__407g~~Soneto_a_la_muerte_de_Isabel_de_Borbón__0900.xml</text:p>
          </table:table-cell>
          <table:table-cell office:value-type="string">
            <text:p>que atenta celebra las memorias</text:p>
          </table:table-cell>
          <table:table-cell office:value-type="string">
            <text:p>9</text:p>
          </table:table-cell>
          <table:table-cell office:value-type="string">
            <text:p>B-pb_noun_prep I-cc_crossclause</text:p>
          </table:table-cell>
        </table:table-row>
        <table:table-row>
          <table:table-cell office:value-type="string">
            <text:p>Galtero,_Pedro_Jerónimo__222g~~A_la_muerte_del_doctor_Juan_Pérez_Montalbán__0467.xml</text:p>
          </table:table-cell>
          <table:table-cell office:value-type="string">
            <text:p>de su aliento vital restó, devoto</text:p>
          </table:table-cell>
          <table:table-cell office:value-type="string">
            <text:p>11</text:p>
          </table:table-cell>
          <table:table-cell office:value-type="string">
            <text:p>B-pb_noun_prep I-pb_noun_prep</text:p>
          </table:table-cell>
        </table:table-row>
        <table:table-row>
          <table:table-cell office:value-type="string">
            <text:p>Galtero,_Pedro_Jerónimo__222g~~A_la_muerte_del_doctor_Juan_Pérez_Montalbán__0467.xml</text:p>
          </table:table-cell>
          <table:table-cell office:value-type="string">
            <text:p>y culto dedo de pastor imprima</text:p>
          </table:table-cell>
          <table:table-cell office:value-type="string">
            <text:p>12</text:p>
          </table:table-cell>
          <table:table-cell office:value-type="string">
            <text:p>B-ex_dobj_verb I-pb_noun_prep</text:p>
          </table:table-cell>
        </table:table-row>
        <table:table-row>
          <table:table-cell office:value-type="string">
            <text:p>Cueva_y_Silva,_Leonor_de_la__273g~~Soneto__0558.xml</text:p>
          </table:table-cell>
          <table:table-cell office:value-type="string">
            <text:p>a quien vence la hermosa jardinera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Cueva_y_Silva,_Leonor_de_la__273g~~Soneto__0558.xml</text:p>
          </table:table-cell>
          <table:table-cell office:value-type="string">
            <text:p>que por la vista alegra y enamora,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Vega,_Tomás_de_la__129g~~Soneto__0257.xml</text:p>
          </table:table-cell>
          <table:table-cell office:value-type="string">
            <text:p>Esther graciosa, que por ella inclina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Vega,_Tomás_de_la__129g~~Soneto__0257.xml</text:p>
          </table:table-cell>
          <table:table-cell office:value-type="string">
            <text:p>el Padre al Verbo de su Solio trino: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Sor_María_de_Santa_Isabel__435g~~Soneto__0941.xml</text:p>
          </table:table-cell>
          <table:table-cell office:value-type="string">
            <text:p>de una ausencia, si ya no sol ni ave</text:p>
          </table:table-cell>
          <table:table-cell office:value-type="string">
            <text:p>11</text:p>
          </table:table-cell>
          <table:table-cell office:value-type="string">
            <text:p>B-pb_adj_noun I-pb_noun_prep</text:p>
          </table:table-cell>
        </table:table-row>
        <table:table-row>
          <table:table-cell office:value-type="string">
            <text:p>Sor_María_de_Santa_Isabel__435g~~Soneto__0941.xml</text:p>
          </table:table-cell>
          <table:table-cell office:value-type="string">
            <text:p>racional, la belleza milagrosa</text:p>
          </table:table-cell>
          <table:table-cell office:value-type="string">
            <text:p>12</text:p>
          </table:table-cell>
          <table:table-cell office:value-type="string">
            <text:p>B-pb_adj_noun I-pb_adj_noun</text:p>
          </table:table-cell>
        </table:table-row>
        <table:table-row>
          <table:table-cell office:value-type="string">
            <text:p>León,_Cristóbal_de__300g~~Soneto__0625.xml</text:p>
          </table:table-cell>
          <table:table-cell office:value-type="string">
            <text:p>oblíguense también a Castellanos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León,_Cristóbal_de__300g~~Soneto__0625.xml</text:p>
          </table:table-cell>
          <table:table-cell office:value-type="string">
            <text:p>los varones en Indias más altivos.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</table:table>
      <table:table table:name="18th">
        <table:table-row>
          <table:table-cell office:value-type="string">
            <text:p>FileName</text:p>
          </table:table-cell>
          <table:table-cell office:value-type="string">
            <text:p>Line</text:p>
          </table:table-cell>
          <table:table-cell office:value-type="string">
            <text:p>LNbr</text:p>
          </table:table-cell>
          <table:table-cell office:value-type="string">
            <text:p>EnjType</text:p>
          </table:table-cell>
        </table:table-row>
        <table:table-row>
          <table:table-cell office:value-type="string">
            <text:p>González,_Diego__032e~~A_la_paz_ventajosamente_concluida_por_Carlos_III__0165.xml</text:p>
          </table:table-cell>
          <table:table-cell office:value-type="string">
            <text:p>dones mil del tesoro inagotable</text:p>
          </table:table-cell>
          <table:table-cell office:value-type="string">
            <text:p>8</text:p>
          </table:table-cell>
          <table:table-cell office:value-type="string">
            <text:p>B-pb_noun_prep I-ex_dobj_verb</text:p>
          </table:table-cell>
        </table:table-row>
        <table:table-row>
          <table:table-cell office:value-type="string">
            <text:p>González,_Diego__032e~~A_la_paz_ventajosamente_concluida_por_Carlos_III__0165.xml</text:p>
          </table:table-cell>
          <table:table-cell office:value-type="string">
            <text:p>de su amor, y por Carlos negociada,</text:p>
          </table:table-cell>
          <table:table-cell office:value-type="string">
            <text:p>9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Álvarez_de_Cienfuegos,_Nicasio__015e~~Soneto_a_un_valiente_andaluz__0087.xml</text:p>
          </table:table-cell>
          <table:table-cell office:value-type="string">
            <text:p>mas al estar sus hechos él diciendo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Álvarez_de_Cienfuegos,_Nicasio__015e~~Soneto_a_un_valiente_andaluz__0087.xml</text:p>
          </table:table-cell>
          <table:table-cell office:value-type="string">
            <text:p>ve un ratón, y corriendo desbocado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Beña,_Cristóbal_de__026e~~Para_servir_de_epitafio_a_la_sepultura_del_general__0116.xml</text:p>
          </table:table-cell>
          <table:table-cell office:value-type="string">
            <text:p>la misma brecha que trepó con gloria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Beña,_Cristóbal_de__026e~~Para_servir_de_epitafio_a_la_sepultura_del_general__0116.xml</text:p>
          </table:table-cell>
          <table:table-cell office:value-type="string">
            <text:p>le vio caer con una y otra herida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Fray_Diego_González__024e~~A_la_paz__0114.xml</text:p>
          </table:table-cell>
          <table:table-cell office:value-type="string">
            <text:p>dones mil del tesoro inagotable</text:p>
          </table:table-cell>
          <table:table-cell office:value-type="string">
            <text:p>8</text:p>
          </table:table-cell>
          <table:table-cell office:value-type="string">
            <text:p>B-pb_noun_prep I-ex_dobj_verb</text:p>
          </table:table-cell>
        </table:table-row>
        <table:table-row>
          <table:table-cell office:value-type="string">
            <text:p>Fray_Diego_González__024e~~A_la_paz__0114.xml</text:p>
          </table:table-cell>
          <table:table-cell office:value-type="string">
            <text:p>de su amor; y por Carlos negociada,</text:p>
          </table:table-cell>
          <table:table-cell office:value-type="string">
            <text:p>9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Fray_Diego_González__024e~~A_la_paz__0114.xml</text:p>
          </table:table-cell>
          <table:table-cell office:value-type="string">
            <text:p>La guerra cruel corriendo apresurada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Fray_Diego_González__024e~~A_la_paz__0114.xml</text:p>
          </table:table-cell>
          <table:table-cell office:value-type="string">
            <text:p>tantos despojos deja en nuestra tierra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García_de_la_Huerta,_Vicente__030e~~A_la_feliz_expedición_contra_Argel_en_1784__0158.xml</text:p>
          </table:table-cell>
          <table:table-cell office:value-type="string">
            <text:p>abras a Argel. Adversidad ninguna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García_de_la_Huerta,_Vicente__030e~~A_la_feliz_expedición_contra_Argel_en_1784__0158.xml</text:p>
          </table:table-cell>
          <table:table-cell office:value-type="string">
            <text:p>intimida al varón Constante y fuerte;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Verdugo_Castilla,_Alfonso__052e~~Soneto_satírico__0308.xml</text:p>
          </table:table-cell>
          <table:table-cell office:value-type="string">
            <text:p>en luz, robada no, sino influida</text:p>
          </table:table-cell>
          <table:table-cell office:value-type="string">
            <text:p>11</text:p>
          </table:table-cell>
          <table:table-cell office:value-type="string">
            <text:p>B-pb_adj_prep</text:p>
          </table:table-cell>
        </table:table-row>
        <table:table-row>
          <table:table-cell office:value-type="string">
            <text:p>Verdugo_Castilla,_Alfonso__052e~~Soneto_satírico__0308.xml</text:p>
          </table:table-cell>
          <table:table-cell office:value-type="string">
            <text:p>de numen tal, que a su eficacia pura</text:p>
          </table:table-cell>
          <table:table-cell office:value-type="string">
            <text:p>12</text:p>
          </table:table-cell>
          <table:table-cell office:value-type="string">
            <text:p>I-pb_adj_prep</text:p>
          </table:table-cell>
        </table:table-row>
      </table:table>
      <table:table table:name="19th">
        <table:table-row>
          <table:table-cell office:value-type="string">
            <text:p>FileName</text:p>
          </table:table-cell>
          <table:table-cell office:value-type="string">
            <text:p>Line</text:p>
          </table:table-cell>
          <table:table-cell office:value-type="string">
            <text:p>LNbr</text:p>
          </table:table-cell>
          <table:table-cell office:value-type="string">
            <text:p>EnjType</text:p>
          </table:table-cell>
        </table:table-row>
        <table:table-row>
          <table:table-cell office:value-type="string">
            <text:p>Espronceda,_José_de__280n~~Dido_y_Eneas__0921.xml</text:p>
          </table:table-cell>
          <table:table-cell office:value-type="string">
            <text:p>poniendo a algunos de ellos dura brida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Espronceda,_José_de__280n~~Dido_y_Eneas__0921.xml</text:p>
          </table:table-cell>
          <table:table-cell office:value-type="string">
            <text:p>que le haga mascar barro, escupir soda,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Sierra,_Justo__514n~~Funeral_bucólico__1931__II__02.xml</text:p>
          </table:table-cell>
          <table:table-cell office:value-type="string">
            <text:p>de las pastoras rompe en delirante</text:p>
          </table:table-cell>
          <table:table-cell office:value-type="string">
            <text:p>11</text:p>
          </table:table-cell>
          <table:table-cell office:value-type="string">
            <text:p>B-pb_adj_noun I-pb_noun_prep</text:p>
          </table:table-cell>
        </table:table-row>
        <table:table-row>
          <table:table-cell office:value-type="string">
            <text:p>Sierra,_Justo__514n~~Funeral_bucólico__1931__II__02.xml</text:p>
          </table:table-cell>
          <table:table-cell office:value-type="string">
            <text:p>grito de amor que llena el aire en ceso.</text:p>
          </table:table-cell>
          <table:table-cell office:value-type="string">
            <text:p>12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Alba,_Armando_J.__627n~~La_poesía__2308.xml</text:p>
          </table:table-cell>
          <table:table-cell office:value-type="string">
            <text:p>canto el grandioso e inmortal poema</text:p>
          </table:table-cell>
          <table:table-cell office:value-type="string">
            <text:p>11</text:p>
          </table:table-cell>
          <table:table-cell office:value-type="string">
            <text:p>B-cc_crossclause I-ex_subj_verb</text:p>
          </table:table-cell>
        </table:table-row>
        <table:table-row>
          <table:table-cell office:value-type="string">
            <text:p>Alba,_Armando_J.__627n~~La_poesía__2308.xml</text:p>
          </table:table-cell>
          <table:table-cell office:value-type="string">
            <text:p>que dio vida y belleza al Universo.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Querolt,_Vicente_Wenceslao__263n~~La_fiesta_de_Venus__0853__I__01.xml</text:p>
          </table:table-cell>
          <table:table-cell office:value-type="string">
            <text:p>cuyos abrazos lánguidos y besos</text:p>
          </table:table-cell>
          <table:table-cell office:value-type="string">
            <text:p>4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Querolt,_Vicente_Wenceslao__263n~~La_fiesta_de_Venus__0853__I__01.xml</text:p>
          </table:table-cell>
          <table:table-cell office:value-type="string">
            <text:p>dulces y prolongados, adormecen</text:p>
          </table:table-cell>
          <table:table-cell office:value-type="string">
            <text:p>5</text:p>
          </table:table-cell>
          <table:table-cell office:value-type="string">
            <text:p>B-ex_subj_verb I-pb_adj_noun</text:p>
          </table:table-cell>
        </table:table-row>
        <table:table-row>
          <table:table-cell office:value-type="string">
            <text:p>Querolt,_Vicente_Wenceslao__263n~~La_fiesta_de_Venus__0853__I__01.xml</text:p>
          </table:table-cell>
          <table:table-cell office:value-type="string">
            <text:p>sus reflejos de púrpura bañaban</text:p>
          </table:table-cell>
          <table:table-cell office:value-type="string">
            <text:p>11</text:p>
          </table:table-cell>
          <table:table-cell office:value-type="string">
            <text:p>B-ex_dobj_verb I-pb_adj_noun</text:p>
          </table:table-cell>
        </table:table-row>
        <table:table-row>
          <table:table-cell office:value-type="string">
            <text:p>Querolt,_Vicente_Wenceslao__263n~~La_fiesta_de_Venus__0853__I__01.xml</text:p>
          </table:table-cell>
          <table:table-cell office:value-type="string">
            <text:p>los bosques de olivares cenicientos,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Althaus,_Clemente__373n~~A_un_cóndor_enjaulado__1398.xml</text:p>
          </table:table-cell>
          <table:table-cell office:value-type="string">
            <text:p>Mas yo pronto a las playas adoradas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Althaus,_Clemente__373n~~A_un_cóndor_enjaulado__1398.xml</text:p>
          </table:table-cell>
          <table:table-cell office:value-type="string">
            <text:p>de mi dulce Perú tornar espero,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Ugarte_y_Pages,_Francisco_Javier__342n~~El_Padre_Eterno__1145.xml</text:p>
          </table:table-cell>
          <table:table-cell office:value-type="string">
            <text:p>y yo bendeciré la excelsa mano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Ugarte_y_Pages,_Francisco_Javier__342n~~El_Padre_Eterno__1145.xml</text:p>
          </table:table-cell>
          <table:table-cell office:value-type="string">
            <text:p>que dirija mi paso vacilante: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Ugarte_y_Pages,_Francisco_Javier__342n~~La_sementera__1172.xml</text:p>
          </table:table-cell>
          <table:table-cell office:value-type="string">
            <text:p>¡Odio, muerte, exterminio!: las semillas</text:p>
          </table:table-cell>
          <table:table-cell office:value-type="string">
            <text:p>11</text:p>
          </table:table-cell>
          <table:table-cell office:value-type="string">
            <text:p>B-cc_crossclause I-pb_noun_prep</text:p>
          </table:table-cell>
        </table:table-row>
        <table:table-row>
          <table:table-cell office:value-type="string">
            <text:p>Ugarte_y_Pages,_Francisco_Javier__342n~~La_sementera__1172.xml</text:p>
          </table:table-cell>
          <table:table-cell office:value-type="string">
            <text:p>que a los surcos del crimen llevó el viento...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Valdés,_Gabriel_de_la_Concepción_(Plácido)__345n~~Despedida_a_mi_madre__1202.xml</text:p>
          </table:table-cell>
          <table:table-cell office:value-type="string">
            <text:p>Inocente, espontáneo, como el llanto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Valdés,_Gabriel_de_la_Concepción_(Plácido)__345n~~Despedida_a_mi_madre__1202.xml</text:p>
          </table:table-cell>
          <table:table-cell office:value-type="string">
            <text:p>que vertiera al nacer... ya el cuello inclino,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Ugarte_y_Pages,_Francisco_Javier__342n~~Los_dos_platillos__1182.xml</text:p>
          </table:table-cell>
          <table:table-cell office:value-type="string">
            <text:p>con todas las protervias... ¿Se ha colmado</text:p>
          </table:table-cell>
          <table:table-cell office:value-type="string">
            <text:p>11</text:p>
          </table:table-cell>
          <table:table-cell office:value-type="string">
            <text:p>B-ex_dobj_verb I-pb_noun_prep</text:p>
          </table:table-cell>
        </table:table-row>
        <table:table-row>
          <table:table-cell office:value-type="string">
            <text:p>Ugarte_y_Pages,_Francisco_Javier__342n~~Los_dos_platillos__1182.xml</text:p>
          </table:table-cell>
          <table:table-cell office:value-type="string">
            <text:p>el peso, contra mí, de la balanza?...</text:p>
          </table:table-cell>
          <table:table-cell office:value-type="string">
            <text:p>12</text:p>
          </table:table-cell>
          <table:table-cell office:value-type="string">
            <text:p>B-ex_dobj_verb I-ex_dobj_verb</text:p>
          </table:table-cell>
        </table:table-row>
        <table:table-row>
          <table:table-cell office:value-type="string">
            <text:p>Heredia,_José_María__457n~~Desconfianza__1743.xml</text:p>
          </table:table-cell>
          <table:table-cell office:value-type="string">
            <text:p>Perdóname si tengo desconfianza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Heredia,_José_María__457n~~Desconfianza__1743.xml</text:p>
          </table:table-cell>
          <table:table-cell office:value-type="string">
            <text:p>de que duren tu amor y tu terneza: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Arnao,_Nicolás__256n~~A_puro_lomos__0820.xml</text:p>
          </table:table-cell>
          <table:table-cell office:value-type="string">
            <text:p>por vuestro amor prefiero el sacrificio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Arnao,_Nicolás__256n~~A_puro_lomos__0820.xml</text:p>
          </table:table-cell>
          <table:table-cell office:value-type="string">
            <text:p>de cargar mi cosecha a puros lomos,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Rojo_y_Soto,_Antonio__302n~~Soneto__0996.xml</text:p>
          </table:table-cell>
          <table:table-cell office:value-type="string">
            <text:p>envidio ya con singular violencia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Rojo_y_Soto,_Antonio__302n~~Soneto__0996.xml</text:p>
          </table:table-cell>
          <table:table-cell office:value-type="string">
            <text:p>el ajeno dolor, como la suerte.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Maristany,_Fernando__629n~~John_Keats__2325.xml</text:p>
          </table:table-cell>
          <table:table-cell office:value-type="string">
            <text:p>se me nubla de pronto la magia encantadora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Maristany,_Fernando__629n~~John_Keats__2325.xml</text:p>
          </table:table-cell>
          <table:table-cell office:value-type="string">
            <text:p>del impulsivo amor. Y a solas, y a la orilla</text:p>
          </table:table-cell>
          <table:table-cell office:value-type="string">
            <text:p>12</text:p>
          </table:table-cell>
          <table:table-cell office:value-type="string">
            <text:p>B-pb_noun_prep I-pb_noun_prep</text:p>
          </table:table-cell>
        </table:table-row>
        <table:table-row>
          <table:table-cell office:value-type="string">
            <text:p>Sanchís_Sivera,_José__266n~~Soneto__0856.xml</text:p>
          </table:table-cell>
          <table:table-cell office:value-type="string">
            <text:p>sólo lo sabe Dios, y en su camino</text:p>
          </table:table-cell>
          <table:table-cell office:value-type="string">
            <text:p>11</text:p>
          </table:table-cell>
          <table:table-cell office:value-type="string">
            <text:p>B-pb_noun_prep I-cc_crossclause</text:p>
          </table:table-cell>
        </table:table-row>
        <table:table-row>
          <table:table-cell office:value-type="string">
            <text:p>Sanchís_Sivera,_José__266n~~Soneto__0856.xml</text:p>
          </table:table-cell>
          <table:table-cell office:value-type="string">
            <text:p>de llantos y desgracias desde el cielo,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Valverde_López,_Carlos__330n~~Azul_en_azul__1112.xml</text:p>
          </table:table-cell>
          <table:table-cell office:value-type="string">
            <text:p>en las aguas azules y despliega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Valverde_López,_Carlos__330n~~Azul_en_azul__1112.xml</text:p>
          </table:table-cell>
          <table:table-cell office:value-type="string">
            <text:p>su pabellón desnudo entre las olas.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Sierra,_Justo__514n~~Florencia__1929.xml</text:p>
          </table:table-cell>
          <table:table-cell office:value-type="string">
            <text:p>sabré sentir tu luz, que retenida</text:p>
          </table:table-cell>
          <table:table-cell office:value-type="string">
            <text:p>11</text:p>
          </table:table-cell>
          <table:table-cell office:value-type="string">
            <text:p>B-pb_adj_prep</text:p>
          </table:table-cell>
        </table:table-row>
        <table:table-row>
          <table:table-cell office:value-type="string">
            <text:p>Sierra,_Justo__514n~~Florencia__1929.xml</text:p>
          </table:table-cell>
          <table:table-cell office:value-type="string">
            <text:p>por el mármol de Angelo, reparte</text:p>
          </table:table-cell>
          <table:table-cell office:value-type="string">
            <text:p>12</text:p>
          </table:table-cell>
          <table:table-cell office:value-type="string">
            <text:p>B-ex_dobj_verb I-pb_adj_prep</text:p>
          </table:table-cell>
        </table:table-row>
        <table:table-row>
          <table:table-cell office:value-type="string">
            <text:p>Alarcón,_Pedro_Antonio_de__404n~~En_el_muladar__1539.xml</text:p>
          </table:table-cell>
          <table:table-cell office:value-type="string">
            <text:p>y la sola esperanza, el solo amigo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Alarcón,_Pedro_Antonio_de__404n~~En_el_muladar__1539.xml</text:p>
          </table:table-cell>
          <table:table-cell office:value-type="string">
            <text:p>del que llora, padece y necesita...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Lasso_de_la_Vega_Fiscowich,_Ángel__616n~~El_amor_tardío__2280.xml</text:p>
          </table:table-cell>
          <table:table-cell office:value-type="string">
            <text:p>por todos los medios de atraerme trata</text:p>
          </table:table-cell>
          <table:table-cell office:value-type="string">
            <text:p>4</text:p>
          </table:table-cell>
          <table:table-cell office:value-type="string">
            <text:p>B-pb_verb_cprep</text:p>
          </table:table-cell>
        </table:table-row>
        <table:table-row>
          <table:table-cell office:value-type="string">
            <text:p>Lasso_de_la_Vega_Fiscowich,_Ángel__616n~~El_amor_tardío__2280.xml</text:p>
          </table:table-cell>
          <table:table-cell office:value-type="string">
            <text:p>a las redes de Cipris tan temibles.</text:p>
          </table:table-cell>
          <table:table-cell office:value-type="string">
            <text:p>5</text:p>
          </table:table-cell>
          <table:table-cell office:value-type="string">
            <text:p>I-pb_verb_cprep</text:p>
          </table:table-cell>
        </table:table-row>
        <table:table-row>
          <table:table-cell office:value-type="string">
            <text:p>Agustini,_Delmira__321n~~El_vampiro__1056.xml</text:p>
          </table:table-cell>
          <table:table-cell office:value-type="string">
            <text:p>por la cruel daga rara y exquisita</text:p>
          </table:table-cell>
          <table:table-cell office:value-type="string">
            <text:p>11</text:p>
          </table:table-cell>
          <table:table-cell office:value-type="string">
            <text:p>B-pb_adj_prep</text:p>
          </table:table-cell>
        </table:table-row>
        <table:table-row>
          <table:table-cell office:value-type="string">
            <text:p>Agustini,_Delmira__321n~~El_vampiro__1056.xml</text:p>
          </table:table-cell>
          <table:table-cell office:value-type="string">
            <text:p>de un mal sin nombre, ¡hasta sangrarlo en llanto!</text:p>
          </table:table-cell>
          <table:table-cell office:value-type="string">
            <text:p>12</text:p>
          </table:table-cell>
          <table:table-cell office:value-type="string">
            <text:p>I-pb_adj_prep</text:p>
          </table:table-cell>
        </table:table-row>
        <table:table-row>
          <table:table-cell office:value-type="string">
            <text:p>Jiménez_Lamar,_Gabriel__462n~~Separación__1765.xml</text:p>
          </table:table-cell>
          <table:table-cell office:value-type="string">
            <text:p>Callamos. Nos asaltan los instantes supremos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Jiménez_Lamar,_Gabriel__462n~~Separación__1765.xml</text:p>
          </table:table-cell>
          <table:table-cell office:value-type="string">
            <text:p>de mi pronta partida para tierras lejanas.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Ugarte_y_Pages,_Francisco_Javier__342n~~La_mano_de_Dios__1185.xml</text:p>
          </table:table-cell>
          <table:table-cell office:value-type="string">
            <text:p>¡Náufrago soy, rendido a la fiereza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Ugarte_y_Pages,_Francisco_Javier__342n~~La_mano_de_Dios__1185.xml</text:p>
          </table:table-cell>
          <table:table-cell office:value-type="string">
            <text:p>del encrespado, indómito Océano,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Martínez,_Florentino__421n~~Caricaturas__1660.xml</text:p>
          </table:table-cell>
          <table:table-cell office:value-type="string">
            <text:p>se habla de Farragut, -que nadie ignora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Martínez,_Florentino__421n~~Caricaturas__1660.xml</text:p>
          </table:table-cell>
          <table:table-cell office:value-type="string">
            <text:p>que es para escribir versos, un maleta-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Agustini,_Delmira__321n~~Toque_de_oración__1064.xml</text:p>
          </table:table-cell>
          <table:table-cell office:value-type="string">
            <text:p>la esquila del pequeño campanario</text:p>
          </table:table-cell>
          <table:table-cell office:value-type="string">
            <text:p>11</text:p>
          </table:table-cell>
          <table:table-cell office:value-type="string">
            <text:p>B-cc_crossclause I-ex_dobj_verb</text:p>
          </table:table-cell>
        </table:table-row>
        <table:table-row>
          <table:table-cell office:value-type="string">
            <text:p>Agustini,_Delmira__321n~~Toque_de_oración__1064.xml</text:p>
          </table:table-cell>
          <table:table-cell office:value-type="string">
            <text:p>que se queja con un sollozo tierno,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Dicenta,_Joaquín__501n~~Lujuria__1877.xml</text:p>
          </table:table-cell>
          <table:table-cell office:value-type="string">
            <text:p>ésta y la otra si hay otra; y sólo ansío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Dicenta,_Joaquín__501n~~Lujuria__1877.xml</text:p>
          </table:table-cell>
          <table:table-cell office:value-type="string">
            <text:p>gozar tu cuerpo, que a gozar me llama,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Herrera_y_Reissig,_Julio__363n~~Epitalamio_ancestral__1339.xml</text:p>
          </table:table-cell>
          <table:table-cell office:value-type="string">
            <text:p>Sobre mi corazón los hierofantes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Herrera_y_Reissig,_Julio__363n~~Epitalamio_ancestral__1339.xml</text:p>
          </table:table-cell>
          <table:table-cell office:value-type="string">
            <text:p>urgieron tu sandalia, urna de raso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Milanés,_María_Luisa__101n~~Tú_no_sabrás_jamás__0336.xml</text:p>
          </table:table-cell>
          <table:table-cell office:value-type="string">
            <text:p>de leso amor, porque con él suscito</text:p>
          </table:table-cell>
          <table:table-cell office:value-type="string">
            <text:p>8</text:p>
          </table:table-cell>
          <table:table-cell office:value-type="string">
            <text:p>B-ex_dobj_verb I-pb_noun_prep</text:p>
          </table:table-cell>
        </table:table-row>
        <table:table-row>
          <table:table-cell office:value-type="string">
            <text:p>Milanés,_María_Luisa__101n~~Tú_no_sabrás_jamás__0336.xml</text:p>
          </table:table-cell>
          <table:table-cell office:value-type="string">
            <text:p>ese miedo cerval que engendra el grito</text:p>
          </table:table-cell>
          <table:table-cell office:value-type="string">
            <text:p>9</text:p>
          </table:table-cell>
          <table:table-cell office:value-type="string">
            <text:p>B-cc_crossclause I-ex_dobj_verb</text:p>
          </table:table-cell>
        </table:table-row>
        <table:table-row>
          <table:table-cell office:value-type="string">
            <text:p>Tapia_y_Rivera,_Alejandro__532n~~Al_digno_y_sabio_intendente_don_Alejandro_Ramírez__1975.xml</text:p>
          </table:table-cell>
          <table:table-cell office:value-type="string">
            <text:p>y ordenó que a cambiar la era precaria</text:p>
          </table:table-cell>
          <table:table-cell office:value-type="string">
            <text:p>11</text:p>
          </table:table-cell>
          <table:table-cell office:value-type="string">
            <text:p>B-pb_verb_cprep</text:p>
          </table:table-cell>
        </table:table-row>
        <table:table-row>
          <table:table-cell office:value-type="string">
            <text:p>Tapia_y_Rivera,_Alejandro__532n~~Al_digno_y_sabio_intendente_don_Alejandro_Ramírez__1975.xml</text:p>
          </table:table-cell>
          <table:table-cell office:value-type="string">
            <text:p>en rico bienestar, fuese Ramiro...</text:p>
          </table:table-cell>
          <table:table-cell office:value-type="string">
            <text:p>12</text:p>
          </table:table-cell>
          <table:table-cell office:value-type="string">
            <text:p>B-ex_dobj_verb I-pb_verb_cprep</text:p>
          </table:table-cell>
        </table:table-row>
        <table:table-row>
          <table:table-cell office:value-type="string">
            <text:p>Acosta,_Ignacio_María__099n~~Al_plan_de_Matanzas__0334.xml</text:p>
          </table:table-cell>
          <table:table-cell office:value-type="string">
            <text:p>que miraste pasar?... De luz un rayo</text:p>
          </table:table-cell>
          <table:table-cell office:value-type="string">
            <text:p>11</text:p>
          </table:table-cell>
          <table:table-cell office:value-type="string">
            <text:p>B-ex_subj_verb I-cc_crossclause</text:p>
          </table:table-cell>
        </table:table-row>
        <table:table-row>
          <table:table-cell office:value-type="string">
            <text:p>Acosta,_Ignacio_María__099n~~Al_plan_de_Matanzas__0334.xml</text:p>
          </table:table-cell>
          <table:table-cell office:value-type="string">
            <text:p>ilumina mi espíritu; y lloroso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Rodríguez_Embil,_Luis__225n~~El_poema_del_amor_y_de_la_muerte__0728__V__04.xml</text:p>
          </table:table-cell>
          <table:table-cell office:value-type="string">
            <text:p>¿He menester siquiera yo que exista</text:p>
          </table:table-cell>
          <table:table-cell office:value-type="string">
            <text:p>4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Rodríguez_Embil,_Luis__225n~~El_poema_del_amor_y_de_la_muerte__0728__V__04.xml</text:p>
          </table:table-cell>
          <table:table-cell office:value-type="string">
            <text:p>en la carne mi amor, o que revista</text:p>
          </table:table-cell>
          <table:table-cell office:value-type="string">
            <text:p>5</text:p>
          </table:table-cell>
          <table:table-cell office:value-type="string">
            <text:p>B-ex_subj_verb I-ex_subj_verb</text:p>
          </table:table-cell>
        </table:table-row>
        <table:table-row>
          <table:table-cell office:value-type="string">
            <text:p>Rodríguez_Embil,_Luis__225n~~El_poema_del_amor_y_de_la_muerte__0728__V__04.xml</text:p>
          </table:table-cell>
          <table:table-cell office:value-type="string">
            <text:p>ministerio se cumpla? ¿No es la vista</text:p>
          </table:table-cell>
          <table:table-cell office:value-type="string">
            <text:p>8</text:p>
          </table:table-cell>
          <table:table-cell office:value-type="string">
            <text:p>B-ex_subj_verb I-pb_adj_noun</text:p>
          </table:table-cell>
        </table:table-row>
        <table:table-row>
          <table:table-cell office:value-type="string">
            <text:p>Rodríguez_Embil,_Luis__225n~~El_poema_del_amor_y_de_la_muerte__0728__V__04.xml</text:p>
          </table:table-cell>
          <table:table-cell office:value-type="string">
            <text:p>el alma de sus ojos en los míos</text:p>
          </table:table-cell>
          <table:table-cell office:value-type="string">
            <text:p>9</text:p>
          </table:table-cell>
          <table:table-cell office:value-type="string">
            <text:p>B-ex_subj_verb I-ex_subj_verb</text:p>
          </table:table-cell>
        </table:table-row>
        <table:table-row>
          <table:table-cell office:value-type="string">
            <text:p>Herrera_y_Reissig,_Julio__363n~~El_despertar__1317.xml</text:p>
          </table:table-cell>
          <table:table-cell office:value-type="string">
            <text:p>El esquilón repite siempre su misma nota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Herrera_y_Reissig,_Julio__363n~~El_despertar__1317.xml</text:p>
          </table:table-cell>
          <table:table-cell office:value-type="string">
            <text:p>de grillo de las cándidas églodas matutinas.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Valdés,_Gabriel_de_la_Concepción_(Plácido)__345n~~A_una_ingrata__1213.xml</text:p>
          </table:table-cell>
          <table:table-cell office:value-type="string">
            <text:p>quiero de mirtos adornar con ramas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Valdés,_Gabriel_de_la_Concepción_(Plácido)__345n~~A_una_ingrata__1213.xml</text:p>
          </table:table-cell>
          <table:table-cell office:value-type="string">
            <text:p>un corazón que me idolatre ciego,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Sarthou_Carreres,_Vicente__679n~~Mi_amor_aviva,_Jesús__2442.xml</text:p>
          </table:table-cell>
          <table:table-cell office:value-type="string">
            <text:p>de mi ser a tu Ser pueda inclinarte</text:p>
          </table:table-cell>
          <table:table-cell office:value-type="string">
            <text:p>4</text:p>
          </table:table-cell>
          <table:table-cell office:value-type="string">
            <text:p>B-pb_noun_prep I-pb_noun_prep</text:p>
          </table:table-cell>
        </table:table-row>
        <table:table-row>
          <table:table-cell office:value-type="string">
            <text:p>Sarthou_Carreres,_Vicente__679n~~Mi_amor_aviva,_Jesús__2442.xml</text:p>
          </table:table-cell>
          <table:table-cell office:value-type="string">
            <text:p>a que enciendas en mí para loarte</text:p>
          </table:table-cell>
          <table:table-cell office:value-type="string">
            <text:p>5</text:p>
          </table:table-cell>
          <table:table-cell office:value-type="string">
            <text:p>B-ex_dobj_verb I-pb_noun_prep</text:p>
          </table:table-cell>
        </table:table-row>
        <table:table-row>
          <table:table-cell office:value-type="string">
            <text:p>Palau_y_Català,_Melchor__314n~~Sonetos__1023__IV__04.xml</text:p>
          </table:table-cell>
          <table:table-cell office:value-type="string">
            <text:p>a hurto disparando esos flechazos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Palau_y_Català,_Melchor__314n~~Sonetos__1023__IV__04.xml</text:p>
          </table:table-cell>
          <table:table-cell office:value-type="string">
            <text:p>que abren hondas heridas de cariño.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Plaza,_Antonio__624n~~El_borracho__2305.xml</text:p>
          </table:table-cell>
          <table:table-cell office:value-type="string">
            <text:p>es intrépido, franco y excelente</text:p>
          </table:table-cell>
          <table:table-cell office:value-type="string">
            <text:p>11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Plaza,_Antonio__624n~~El_borracho__2305.xml</text:p>
          </table:table-cell>
          <table:table-cell office:value-type="string">
            <text:p>amigo; pero juzgo sin empacho</text:p>
          </table:table-cell>
          <table:table-cell office:value-type="string">
            <text:p>12</text:p>
          </table:table-cell>
          <table:table-cell office:value-type="string">
            <text:p>B-cc_crossclause I-pb_adj_noun</text:p>
          </table:table-cell>
        </table:table-row>
        <table:table-row>
          <table:table-cell office:value-type="string">
            <text:p>Díaz_Romero,_Eugenio__473n~~La_reja__1808.xml</text:p>
          </table:table-cell>
          <table:table-cell office:value-type="string">
            <text:p>ocultarte al llegar bajo la vieja</text:p>
          </table:table-cell>
          <table:table-cell office:value-type="string">
            <text:p>8</text:p>
          </table:table-cell>
          <table:table-cell office:value-type="string">
            <text:p>B-pb_adj_noun I-pb_verb_chain</text:p>
          </table:table-cell>
        </table:table-row>
        <table:table-row>
          <table:table-cell office:value-type="string">
            <text:p>Díaz_Romero,_Eugenio__473n~~La_reja__1808.xml</text:p>
          </table:table-cell>
          <table:table-cell office:value-type="string">
            <text:p>encina en que mis sueños se albergaron.</text:p>
          </table:table-cell>
          <table:table-cell office:value-type="string">
            <text:p>9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Díaz_Romero,_Eugenio__473n~~La_reja__1808.xml</text:p>
          </table:table-cell>
          <table:table-cell office:value-type="string">
            <text:p>adivinando casi el movimiento</text:p>
          </table:table-cell>
          <table:table-cell office:value-type="string">
            <text:p>11</text:p>
          </table:table-cell>
          <table:table-cell office:value-type="string">
            <text:p>B-pb_noun_prep I-pb_verb_chain</text:p>
          </table:table-cell>
        </table:table-row>
        <table:table-row>
          <table:table-cell office:value-type="string">
            <text:p>Díaz_Romero,_Eugenio__473n~~La_reja__1808.xml</text:p>
          </table:table-cell>
          <table:table-cell office:value-type="string">
            <text:p>de tu imagen esbelta y vencedora.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Trenor,_Leopoldo__542n~~Primaveral__2008__La_voz_del_monje__06.xml</text:p>
          </table:table-cell>
          <table:table-cell office:value-type="string">
            <text:p>resuelto contemplé, porque el humano</text:p>
          </table:table-cell>
          <table:table-cell office:value-type="string">
            <text:p>11</text:p>
          </table:table-cell>
          <table:table-cell office:value-type="string">
            <text:p>B-pb_adj_noun I-pb_adj_noun</text:p>
          </table:table-cell>
        </table:table-row>
        <table:table-row>
          <table:table-cell office:value-type="string">
            <text:p>Trenor,_Leopoldo__542n~~Primaveral__2008__La_voz_del_monje__06.xml</text:p>
          </table:table-cell>
          <table:table-cell office:value-type="string">
            <text:p>entendimiento olvida en su impotencia</text:p>
          </table:table-cell>
          <table:table-cell office:value-type="string">
            <text:p>12</text:p>
          </table:table-cell>
          <table:table-cell office:value-type="string">
            <text:p>B-cc_crossclause I-pb_adj_noun</text:p>
          </table:table-cell>
        </table:table-row>
        <table:table-row>
          <table:table-cell office:value-type="string">
            <text:p>Palacios,_Pedro_B._«Almafuerte»__560n~~Como_los_bueyes__2047.xml</text:p>
          </table:table-cell>
          <table:table-cell office:value-type="string">
            <text:p>y el honor de salvar al mundo entero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Palacios,_Pedro_B._«Almafuerte»__560n~~Como_los_bueyes__2047.xml</text:p>
          </table:table-cell>
          <table:table-cell office:value-type="string">
            <text:p>se lo dejo a los genios y a los reyes.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Plácido__267n~~A_una_ingrata__0864.xml</text:p>
          </table:table-cell>
          <table:table-cell office:value-type="string">
            <text:p>quiero de mirtos coronar con ramas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Plácido__267n~~A_una_ingrata__0864.xml</text:p>
          </table:table-cell>
          <table:table-cell office:value-type="string">
            <text:p>un corazón que me idolatre ciego;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Rodríguez_Díaz,_Carlos__414n~~La_Puerta_del_Sol__1643.xml</text:p>
          </table:table-cell>
          <table:table-cell office:value-type="string">
            <text:p>un horizonte ñoño y baladí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Rodríguez_Díaz,_Carlos__414n~~La_Puerta_del_Sol__1643.xml</text:p>
          </table:table-cell>
          <table:table-cell office:value-type="string">
            <text:p>que jamás se ha teñido de arrebol;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Hine,_Luis__604n~~Salomé__2258.xml</text:p>
          </table:table-cell>
          <table:table-cell office:value-type="string">
            <text:p>y ordenó le llevaran la cabeza cortada</text:p>
          </table:table-cell>
          <table:table-cell office:value-type="string">
            <text:p>11</text:p>
          </table:table-cell>
          <table:table-cell office:value-type="string">
            <text:p>B-pb_noun_prep I-ex_subj_verb</text:p>
          </table:table-cell>
        </table:table-row>
        <table:table-row>
          <table:table-cell office:value-type="string">
            <text:p>Hine,_Luis__604n~~Salomé__2258.xml</text:p>
          </table:table-cell>
          <table:table-cell office:value-type="string">
            <text:p>del Profeta importuno que turbó su alegría.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Alas,_Leopoldo_«Clarín»__522n~~Soneto__1945.xml</text:p>
          </table:table-cell>
          <table:table-cell office:value-type="string">
            <text:p>débil barquilla en forma de canasta</text:p>
          </table:table-cell>
          <table:table-cell office:value-type="string">
            <text:p>11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Alas,_Leopoldo_«Clarín»__522n~~Soneto__1945.xml</text:p>
          </table:table-cell>
          <table:table-cell office:value-type="string">
            <text:p>adornada con lindas banderolas,</text:p>
          </table:table-cell>
          <table:table-cell office:value-type="string">
            <text:p>12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Álvarez,_Miguel_de_los_Santos__469n~~Soneto__1780.xml</text:p>
          </table:table-cell>
          <table:table-cell office:value-type="string">
            <text:p>Mas qué hallará que le parezca hermoso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Álvarez,_Miguel_de_los_Santos__469n~~Soneto__1780.xml</text:p>
          </table:table-cell>
          <table:table-cell office:value-type="string">
            <text:p>el que guarda en el alma dolorida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Bermúdez,_Anacleto__012n~~El_paseo_por_el_Tínima__0034.xml</text:p>
          </table:table-cell>
          <table:table-cell office:value-type="string">
            <text:p>una ninfa salió, que blandamente</text:p>
          </table:table-cell>
          <table:table-cell office:value-type="string">
            <text:p>11</text:p>
          </table:table-cell>
          <table:table-cell office:value-type="string">
            <text:p>B-pb_verb_adv</text:p>
          </table:table-cell>
        </table:table-row>
        <table:table-row>
          <table:table-cell office:value-type="string">
            <text:p>Bermúdez,_Anacleto__012n~~El_paseo_por_el_Tínima__0034.xml</text:p>
          </table:table-cell>
          <table:table-cell office:value-type="string">
            <text:p>enjugar quiso mi angustiado lloro:</text:p>
          </table:table-cell>
          <table:table-cell office:value-type="string">
            <text:p>12</text:p>
          </table:table-cell>
          <table:table-cell office:value-type="string">
            <text:p>I-pb_verb_adv</text:p>
          </table:table-cell>
        </table:table-row>
        <table:table-row>
          <table:table-cell office:value-type="string">
            <text:p>Agustini,_Delmira__321n~~Lo_inefable__1053.xml</text:p>
          </table:table-cell>
          <table:table-cell office:value-type="string">
            <text:p>¿No habéis sentido nunca el extraño dolor</text:p>
          </table:table-cell>
          <table:table-cell office:value-type="string">
            <text:p>4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Agustini,_Delmira__321n~~Lo_inefable__1053.xml</text:p>
          </table:table-cell>
          <table:table-cell office:value-type="string">
            <text:p>de un pensamiento inmenso que se arraiga en la vida,</text:p>
          </table:table-cell>
          <table:table-cell office:value-type="string">
            <text:p>5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Herrera_y_Reissig,_Julio__363n~~Panteísmo__1307.xml</text:p>
          </table:table-cell>
          <table:table-cell office:value-type="string">
            <text:p>de nuestro ser... Un inaudito halago</text:p>
          </table:table-cell>
          <table:table-cell office:value-type="string">
            <text:p>11</text:p>
          </table:table-cell>
          <table:table-cell office:value-type="string">
            <text:p>B-pb_noun_prep I-pb_noun_prep</text:p>
          </table:table-cell>
        </table:table-row>
        <table:table-row>
          <table:table-cell office:value-type="string">
            <text:p>Herrera_y_Reissig,_Julio__363n~~Panteísmo__1307.xml</text:p>
          </table:table-cell>
          <table:table-cell office:value-type="string">
            <text:p>de consubstanciación y aéreo giro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Querolt,_Vicente_Wenceslao__263n~~La_fiesta_de_Venus__0853__IV__04.xml</text:p>
          </table:table-cell>
          <table:table-cell office:value-type="string">
            <text:p>los vívidos cambiantes y el incierto</text:p>
          </table:table-cell>
          <table:table-cell office:value-type="string">
            <text:p>8</text:p>
          </table:table-cell>
          <table:table-cell office:value-type="string">
            <text:p>B-pb_adj_noun I-pb_relword</text:p>
          </table:table-cell>
        </table:table-row>
        <table:table-row>
          <table:table-cell office:value-type="string">
            <text:p>Querolt,_Vicente_Wenceslao__263n~~La_fiesta_de_Venus__0853__IV__04.xml</text:p>
          </table:table-cell>
          <table:table-cell office:value-type="string">
            <text:p>vaivén de sus llanuras solitarias,</text:p>
          </table:table-cell>
          <table:table-cell office:value-type="string">
            <text:p>9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Querolt,_Vicente_Wenceslao__263n~~La_fiesta_de_Venus__0853__IV__04.xml</text:p>
          </table:table-cell>
          <table:table-cell office:value-type="string">
            <text:p>cuando, en sus frescas ráfagas, la brisa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Querolt,_Vicente_Wenceslao__263n~~La_fiesta_de_Venus__0853__IV__04.xml</text:p>
          </table:table-cell>
          <table:table-cell office:value-type="string">
            <text:p>trajo a su oído el rumoroso eco</text:p>
          </table:table-cell>
          <table:table-cell office:value-type="string">
            <text:p>12</text:p>
          </table:table-cell>
          <table:table-cell office:value-type="string">
            <text:p>B-pb_noun_prep I-ex_subj_verb</text:p>
          </table:table-cell>
        </table:table-row>
        <table:table-row>
          <table:table-cell office:value-type="string">
            <text:p>Matamoros,_Mercedes__361n~~Los_alfileres__1296.xml</text:p>
          </table:table-cell>
          <table:table-cell office:value-type="string">
            <text:p>¡Por Júpiter! ¡Qué triunfo! Yo creía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Matamoros,_Mercedes__361n~~Los_alfileres__1296.xml</text:p>
          </table:table-cell>
          <table:table-cell office:value-type="string">
            <text:p>que todos los placeres conocía,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Rodríguez_Embil,_Luis__225n~~Búscate_a_ti_mismo...__0730.xml</text:p>
          </table:table-cell>
          <table:table-cell office:value-type="string">
            <text:p>la visión, y te haga pensar que eres quien</text:p>
          </table:table-cell>
          <table:table-cell office:value-type="string">
            <text:p>4</text:p>
          </table:table-cell>
          <table:table-cell office:value-type="string">
            <text:p>B-ex_subj_verb I-ex_dobj_verb</text:p>
          </table:table-cell>
        </table:table-row>
        <table:table-row>
          <table:table-cell office:value-type="string">
            <text:p>Rodríguez_Embil,_Luis__225n~~Búscate_a_ti_mismo...__0730.xml</text:p>
          </table:table-cell>
          <table:table-cell office:value-type="string">
            <text:p>habla, actúa, crea; tan sólo al negarte</text:p>
          </table:table-cell>
          <table:table-cell office:value-type="string">
            <text:p>5</text:p>
          </table:table-cell>
          <table:table-cell office:value-type="string">
            <text:p>B-pb_verb_adv I-ex_subj_verb</text:p>
          </table:table-cell>
        </table:table-row>
        <table:table-row>
          <table:table-cell office:value-type="string">
            <text:p>Wen_Maury,_José__494n~~Los_doce_meses__1853__Noviembre__11.xml</text:p>
          </table:table-cell>
          <table:table-cell office:value-type="string">
            <text:p>porque la mente de dolor transida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Wen_Maury,_José__494n~~Los_doce_meses__1853__Noviembre__11.xml</text:p>
          </table:table-cell>
          <table:table-cell office:value-type="string">
            <text:p>sufre por cosas que creyera inciertas...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Palacios,_Pedro_B._«Almafuerte»__560n~~Avanti!__2049.xml</text:p>
          </table:table-cell>
          <table:table-cell office:value-type="string">
            <text:p>y en cualquier infeliz se me figura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Palacios,_Pedro_B._«Almafuerte»__560n~~Avanti!__2049.xml</text:p>
          </table:table-cell>
          <table:table-cell office:value-type="string">
            <text:p>que se mellan los garfios de la suerte...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Riba_Palacio,_Vicente__121n~~Al_viento__0373.xml</text:p>
          </table:table-cell>
          <table:table-cell office:value-type="string">
            <text:p>pero hanme dicho ya mis desventuras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Riba_Palacio,_Vicente__121n~~Al_viento__0373.xml</text:p>
          </table:table-cell>
          <table:table-cell office:value-type="string">
            <text:p>que eres viento, no más, cuando te quejas,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Zaldumbide_Gangotena,_Julio__605n~~En_tempestad_sin_tregua_de_bonanza__2261.xml</text:p>
          </table:table-cell>
          <table:table-cell office:value-type="string">
            <text:p>¡Ay! Si has de ser de piedra a la agonía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Zaldumbide_Gangotena,_Julio__605n~~En_tempestad_sin_tregua_de_bonanza__2261.xml</text:p>
          </table:table-cell>
          <table:table-cell office:value-type="string">
            <text:p>del pobre corazón que te ama tanto,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Palacios,_Pedro_B._«Almafuerte»__560n~~No_te_des_por_vencido...__2048.xml</text:p>
          </table:table-cell>
          <table:table-cell office:value-type="string">
            <text:p>o como el robledal, cuya grandeza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Palacios,_Pedro_B._«Almafuerte»__560n~~No_te_des_por_vencido...__2048.xml</text:p>
          </table:table-cell>
          <table:table-cell office:value-type="string">
            <text:p>necesita del agua y no la implora...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Palau_y_Català,_Melchor__314n~~Sonetos__1023__III__03.xml</text:p>
          </table:table-cell>
          <table:table-cell office:value-type="string">
            <text:p>sólo mostraste con delirio insano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Palau_y_Català,_Melchor__314n~~Sonetos__1023__III__03.xml</text:p>
          </table:table-cell>
          <table:table-cell office:value-type="string">
            <text:p>que no pudo en tu pecho hallar abrigo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Zorrilla,_José__149n~~Roma_y_Cristo__0434__V__05.xml</text:p>
          </table:table-cell>
          <table:table-cell office:value-type="string">
            <text:p>de olímpico esplendor, volvió indolente</text:p>
          </table:table-cell>
          <table:table-cell office:value-type="string">
            <text:p>11</text:p>
          </table:table-cell>
          <table:table-cell office:value-type="string">
            <text:p>B-pb_adj_prep I-pb_noun_prep</text:p>
          </table:table-cell>
        </table:table-row>
        <table:table-row>
          <table:table-cell office:value-type="string">
            <text:p>Zorrilla,_José__149n~~Roma_y_Cristo__0434__V__05.xml</text:p>
          </table:table-cell>
          <table:table-cell office:value-type="string">
            <text:p>a alojar en palacios sus legiones</text:p>
          </table:table-cell>
          <table:table-cell office:value-type="string">
            <text:p>12</text:p>
          </table:table-cell>
          <table:table-cell office:value-type="string">
            <text:p>I-pb_adj_prep</text:p>
          </table:table-cell>
        </table:table-row>
        <table:table-row>
          <table:table-cell office:value-type="string">
            <text:p>Urbach,_Carlos_Póo__031n~~Budoir__0082.xml</text:p>
          </table:table-cell>
          <table:table-cell office:value-type="string">
            <text:p>y voluptuoso olor de resinosas</text:p>
          </table:table-cell>
          <table:table-cell office:value-type="string">
            <text:p>8</text:p>
          </table:table-cell>
          <table:table-cell office:value-type="string">
            <text:p>B-pb_adj_noun I-pb_noun_prep</text:p>
          </table:table-cell>
        </table:table-row>
        <table:table-row>
          <table:table-cell office:value-type="string">
            <text:p>Urbach,_Carlos_Póo__031n~~Budoir__0082.xml</text:p>
          </table:table-cell>
          <table:table-cell office:value-type="string">
            <text:p>maderas esculpidas. Grave escudo</text:p>
          </table:table-cell>
          <table:table-cell office:value-type="string">
            <text:p>9</text:p>
          </table:table-cell>
          <table:table-cell office:value-type="string">
            <text:p>B-pb_adj_noun I-pb_adj_noun</text:p>
          </table:table-cell>
        </table:table-row>
        <table:table-row>
          <table:table-cell office:value-type="string">
            <text:p>Urbach,_Carlos_Póo__031n~~Budoir__0082.xml</text:p>
          </table:table-cell>
          <table:table-cell office:value-type="string">
            <text:p>ahoga las pisadas. En la incierta</text:p>
          </table:table-cell>
          <table:table-cell office:value-type="string">
            <text:p>11</text:p>
          </table:table-cell>
          <table:table-cell office:value-type="string">
            <text:p>B-pb_adj_noun I-pb_adj_noun</text:p>
          </table:table-cell>
        </table:table-row>
        <table:table-row>
          <table:table-cell office:value-type="string">
            <text:p>Urbach,_Carlos_Póo__031n~~Budoir__0082.xml</text:p>
          </table:table-cell>
          <table:table-cell office:value-type="string">
            <text:p>penumbra de la tarde, yace mudo</text:p>
          </table:table-cell>
          <table:table-cell office:value-type="string">
            <text:p>12</text:p>
          </table:table-cell>
          <table:table-cell office:value-type="string">
            <text:p>B-ex_subj_verb I-pb_adj_noun</text:p>
          </table:table-cell>
        </table:table-row>
        <table:table-row>
          <table:table-cell office:value-type="string">
            <text:p>Gronlier,_Enrique__339n~~A_la_señora_doña_Gertrudis_Gómez_de_Avellaneda_en___1135.xml</text:p>
          </table:table-cell>
          <table:table-cell office:value-type="string">
            <text:p>y un torrente de célica armonía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Gronlier,_Enrique__339n~~A_la_señora_doña_Gertrudis_Gómez_de_Avellaneda_en___1135.xml</text:p>
          </table:table-cell>
          <table:table-cell office:value-type="string">
            <text:p>desprende la matrona de Almendares</text:p>
          </table:table-cell>
          <table:table-cell office:value-type="string">
            <text:p>12</text:p>
          </table:table-cell>
          <table:table-cell office:value-type="string">
            <text:p>B-ex_subj_verb I-ex_subj_verb</text:p>
          </table:table-cell>
        </table:table-row>
        <table:table-row>
          <table:table-cell office:value-type="string">
            <text:p>López_Velarde,_Ramón__290n~~A_la_traición_de_una_hermosa__0962.xml</text:p>
          </table:table-cell>
          <table:table-cell office:value-type="string">
            <text:p>mi señor Jesucristo. Yo perdono</text:p>
          </table:table-cell>
          <table:table-cell office:value-type="string">
            <text:p>11</text:p>
          </table:table-cell>
          <table:table-cell office:value-type="string">
            <text:p>B-ex_dobj_verb I-ex_subj_verb</text:p>
          </table:table-cell>
        </table:table-row>
        <table:table-row>
          <table:table-cell office:value-type="string">
            <text:p>López_Velarde,_Ramón__290n~~A_la_traición_de_una_hermosa__0962.xml</text:p>
          </table:table-cell>
          <table:table-cell office:value-type="string">
            <text:p>tu flaqueza, y esclavo de tu hechizo</text:p>
          </table:table-cell>
          <table:table-cell office:value-type="string">
            <text:p>12</text:p>
          </table:table-cell>
          <table:table-cell office:value-type="string">
            <text:p>B-pb_noun_prep I-ex_dobj_verb</text:p>
          </table:table-cell>
        </table:table-row>
        <table:table-row>
          <table:table-cell office:value-type="string">
            <text:p>Valle,_Margarita_del__590n~~Exvotos...__2195.xml</text:p>
          </table:table-cell>
          <table:table-cell office:value-type="string">
            <text:p>y se arrastra, como una Mesalina</text:p>
          </table:table-cell>
          <table:table-cell office:value-type="string">
            <text:p>11</text:p>
          </table:table-cell>
          <table:table-cell office:value-type="string">
            <text:p>B-cc_crossclause I-cc_crossclause</text:p>
          </table:table-cell>
        </table:table-row>
        <table:table-row>
          <table:table-cell office:value-type="string">
            <text:p>Valle,_Margarita_del__590n~~Exvotos...__2195.xml</text:p>
          </table:table-cell>
          <table:table-cell office:value-type="string">
            <text:p>que desciende a la paz de la cabaña,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Lles,_Francisco__090n~~Soy__0306.xml</text:p>
          </table:table-cell>
          <table:table-cell office:value-type="string">
            <text:p>brusca de mis ideales, germinó la apoteosis</text:p>
          </table:table-cell>
          <table:table-cell office:value-type="string">
            <text:p>8</text:p>
          </table:table-cell>
          <table:table-cell office:value-type="string">
            <text:p>B-pb_noun_prep I-pb_adj_noun</text:p>
          </table:table-cell>
        </table:table-row>
        <table:table-row>
          <table:table-cell office:value-type="string">
            <text:p>Lles,_Francisco__090n~~Soy__0306.xml</text:p>
          </table:table-cell>
          <table:table-cell office:value-type="string">
            <text:p>del desencantamiento que dio a mi mal protervo,</text:p>
          </table:table-cell>
          <table:table-cell office:value-type="string">
            <text:p>9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Garaycochea,_Miguel_W.__387n~~Sonetos__1481__II__02.xml</text:p>
          </table:table-cell>
          <table:table-cell office:value-type="string">
            <text:p>alumbra nuestra dicha, nos inflama</text:p>
          </table:table-cell>
          <table:table-cell office:value-type="string">
            <text:p>11</text:p>
          </table:table-cell>
          <table:table-cell office:value-type="string">
            <text:p>B-pb_verb_cprep</text:p>
          </table:table-cell>
        </table:table-row>
        <table:table-row>
          <table:table-cell office:value-type="string">
            <text:p>Garaycochea,_Miguel_W.__387n~~Sonetos__1481__II__02.xml</text:p>
          </table:table-cell>
          <table:table-cell office:value-type="string">
            <text:p>del entusiasmo patrio que en él arde,</text:p>
          </table:table-cell>
          <table:table-cell office:value-type="string">
            <text:p>12</text:p>
          </table:table-cell>
          <table:table-cell office:value-type="string">
            <text:p>I-pb_verb_cprep</text:p>
          </table:table-cell>
        </table:table-row>
        <table:table-row>
          <table:table-cell office:value-type="string">
            <text:p>Herrera,_Darío__609n~~Campestre__2267.xml</text:p>
          </table:table-cell>
          <table:table-cell office:value-type="string">
            <text:p>hacia la casa va con lento paso</text:p>
          </table:table-cell>
          <table:table-cell office:value-type="string">
            <text:p>11</text:p>
          </table:table-cell>
          <table:table-cell office:value-type="string">
            <text:p>B-ex_dobj_verb I-pb_noun_prep</text:p>
          </table:table-cell>
        </table:table-row>
        <table:table-row>
          <table:table-cell office:value-type="string">
            <text:p>Herrera,_Darío__609n~~Campestre__2267.xml</text:p>
          </table:table-cell>
          <table:table-cell office:value-type="string">
            <text:p>el labrador y sus rendidos bueyes.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Sanchís_Sivera,_José__266n~~A_la_memoria_de_don_Pedro_Calderón_de_la_Barca__0857.xml</text:p>
          </table:table-cell>
          <table:table-cell office:value-type="string">
            <text:p>contempla airoso el regio monumento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Sanchís_Sivera,_José__266n~~A_la_memoria_de_don_Pedro_Calderón_de_la_Barca__0857.xml</text:p>
          </table:table-cell>
          <table:table-cell office:value-type="string">
            <text:p>que el mundo sin cesar a ti levanta</text:p>
          </table:table-cell>
          <table:table-cell office:value-type="string">
            <text:p>12</text:p>
          </table:table-cell>
          <table:table-cell office:value-type="string">
            <text:p>B-pb_verb_chain I-cc_crossclause</text:p>
          </table:table-cell>
        </table:table-row>
        <table:table-row>
          <table:table-cell office:value-type="string">
            <text:p>Althaus,_Clemente__373n~~Deseo__1374.xml</text:p>
          </table:table-cell>
          <table:table-cell office:value-type="string">
            <text:p>con vosotras! Mas ¡ay! que solamente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Althaus,_Clemente__373n~~Deseo__1374.xml</text:p>
          </table:table-cell>
          <table:table-cell office:value-type="string">
            <text:p>me es dado vuestra rápida carrera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Bermúdez_y_Ortega,_Federico__157n~~Símbolo__0481.xml</text:p>
          </table:table-cell>
          <table:table-cell office:value-type="string">
            <text:p>la luna, y al verter sus argentadas</text:p>
          </table:table-cell>
          <table:table-cell office:value-type="string">
            <text:p>11</text:p>
          </table:table-cell>
          <table:table-cell office:value-type="string">
            <text:p>B-pb_adj_noun I-ex_subj_verb</text:p>
          </table:table-cell>
        </table:table-row>
        <table:table-row>
          <table:table-cell office:value-type="string">
            <text:p>Bermúdez_y_Ortega,_Federico__157n~~Símbolo__0481.xml</text:p>
          </table:table-cell>
          <table:table-cell office:value-type="string">
            <text:p>claridades silentes en las ruinas,</text:p>
          </table:table-cell>
          <table:table-cell office:value-type="string">
            <text:p>12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Estévez,_Josefa__558n~~Soneto__2044.xml</text:p>
          </table:table-cell>
          <table:table-cell office:value-type="string">
            <text:p>y el mundo con sus dichas e ilusiones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Estévez,_Josefa__558n~~Soneto__2044.xml</text:p>
          </table:table-cell>
          <table:table-cell office:value-type="string">
            <text:p>calmar no puede su ansiedad inquieta.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Pichardo_y_Peralta,_Manuel_Serafín__227n~~Soy_cubano__0734.xml</text:p>
          </table:table-cell>
          <table:table-cell office:value-type="string">
            <text:p>una divina Caridad del Cobre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Pichardo_y_Peralta,_Manuel_Serafín__227n~~Soy_cubano__0734.xml</text:p>
          </table:table-cell>
          <table:table-cell office:value-type="string">
            <text:p>que me resguarda del dolor y murria;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Carrasquilla_Mallarino,_Eduardo__470n~~Rumbos_supremos__1782.xml</text:p>
          </table:table-cell>
          <table:table-cell office:value-type="string">
            <text:p>sigue alumbrando en la negrura los</text:p>
          </table:table-cell>
          <table:table-cell office:value-type="string">
            <text:p>11</text:p>
          </table:table-cell>
          <table:table-cell office:value-type="string">
            <text:p>B-pb_relword</text:p>
          </table:table-cell>
        </table:table-row>
        <table:table-row>
          <table:table-cell office:value-type="string">
            <text:p>Carrasquilla_Mallarino,_Eduardo__470n~~Rumbos_supremos__1782.xml</text:p>
          </table:table-cell>
          <table:table-cell office:value-type="string">
            <text:p>rumbos supremos... Y la altiva mente</text:p>
          </table:table-cell>
          <table:table-cell office:value-type="string">
            <text:p>12</text:p>
          </table:table-cell>
          <table:table-cell office:value-type="string">
            <text:p>B-ex_subj_verb I-pb_relword</text:p>
          </table:table-cell>
        </table:table-row>
        <table:table-row>
          <table:table-cell office:value-type="string">
            <text:p>Cuervo,_Guillermo__189n~~Junio__0642.xml</text:p>
          </table:table-cell>
          <table:table-cell office:value-type="string">
            <text:p>rumor de aguas lejanas, y el acento</text:p>
          </table:table-cell>
          <table:table-cell office:value-type="string">
            <text:p>4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Cuervo,_Guillermo__189n~~Junio__0642.xml</text:p>
          </table:table-cell>
          <table:table-cell office:value-type="string">
            <text:p>de las aves, idioma y sentimiento</text:p>
          </table:table-cell>
          <table:table-cell office:value-type="string">
            <text:p>5</text:p>
          </table:table-cell>
          <table:table-cell office:value-type="string">
            <text:p>B-cc_crossclause I-pb_noun_prep</text:p>
          </table:table-cell>
        </table:table-row>
        <table:table-row>
          <table:table-cell office:value-type="string">
            <text:p>Coronado,_Carolina__434n~~Una_corona,_no,_dadme_una_rama__1686.xml</text:p>
          </table:table-cell>
          <table:table-cell office:value-type="string">
            <text:p>que me dicen con lenguas españolas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Coronado,_Carolina__434n~~Una_corona,_no,_dadme_una_rama__1686.xml</text:p>
          </table:table-cell>
          <table:table-cell office:value-type="string">
            <text:p>vuestro afán, vuestra fe, vuestro deseo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Valdés,_Gabriel_de_la_Concepción_(Plácido)__345n~~Tristes_memorias__1205.xml</text:p>
          </table:table-cell>
          <table:table-cell office:value-type="string">
            <text:p>de las célicas dichas, y de cuantas</text:p>
          </table:table-cell>
          <table:table-cell office:value-type="string">
            <text:p>11</text:p>
          </table:table-cell>
          <table:table-cell office:value-type="string">
            <text:p>B-pb_relword</text:p>
          </table:table-cell>
        </table:table-row>
        <table:table-row>
          <table:table-cell office:value-type="string">
            <text:p>Valdés,_Gabriel_de_la_Concepción_(Plácido)__345n~~Tristes_memorias__1205.xml</text:p>
          </table:table-cell>
          <table:table-cell office:value-type="string">
            <text:p>gracias me prodigó, y ora las flores,</text:p>
          </table:table-cell>
          <table:table-cell office:value-type="string">
            <text:p>12</text:p>
          </table:table-cell>
          <table:table-cell office:value-type="string">
            <text:p>I-pb_relword</text:p>
          </table:table-cell>
        </table:table-row>
        <table:table-row>
          <table:table-cell office:value-type="string">
            <text:p>Mendoza,_Carlos__637n~~Diciembre__2356.xml</text:p>
          </table:table-cell>
          <table:table-cell office:value-type="string">
            <text:p>alternan con los agrios lagrimones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Mendoza,_Carlos__637n~~Diciembre__2356.xml</text:p>
          </table:table-cell>
          <table:table-cell office:value-type="string">
            <text:p>que vierten mil vivientes esqueletos;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Pompa,_Elías_Calisto__656n~~Estudia,_trabaja,_descansa__2404__Descansa__03.xml</text:p>
          </table:table-cell>
          <table:table-cell office:value-type="string">
            <text:p>el amigo bordón del peregrino</text:p>
          </table:table-cell>
          <table:table-cell office:value-type="string">
            <text:p>4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Pompa,_Elías_Calisto__656n~~Estudia,_trabaja,_descansa__2404__Descansa__03.xml</text:p>
          </table:table-cell>
          <table:table-cell office:value-type="string">
            <text:p>maneja sin compás, y el aire sano</text:p>
          </table:table-cell>
          <table:table-cell office:value-type="string">
            <text:p>5</text:p>
          </table:table-cell>
          <table:table-cell office:value-type="string">
            <text:p>B-ex_subj_verb I-ex_subj_verb</text:p>
          </table:table-cell>
        </table:table-row>
        <table:table-row>
          <table:table-cell office:value-type="string">
            <text:p>Rodríguez_Embil,_Luis__225n~~El_poema_del_amor_y_de_la_muerte__0728__II__02.xml</text:p>
          </table:table-cell>
          <table:table-cell office:value-type="string">
            <text:p>tempestad naufragar a los perdidos</text:p>
          </table:table-cell>
          <table:table-cell office:value-type="string">
            <text:p>4</text:p>
          </table:table-cell>
          <table:table-cell office:value-type="string">
            <text:p>B-pb_adj_noun I-pb_adj_noun</text:p>
          </table:table-cell>
        </table:table-row>
        <table:table-row>
          <table:table-cell office:value-type="string">
            <text:p>Rodríguez_Embil,_Luis__225n~~El_poema_del_amor_y_de_la_muerte__0728__II__02.xml</text:p>
          </table:table-cell>
          <table:table-cell office:value-type="string">
            <text:p>navegantes que, ciegos, y atraídos</text:p>
          </table:table-cell>
          <table:table-cell office:value-type="string">
            <text:p>5</text:p>
          </table:table-cell>
          <table:table-cell office:value-type="string">
            <text:p>B-pb_adj_prep I-pb_adj_noun</text:p>
          </table:table-cell>
        </table:table-row>
        <table:table-row>
          <table:table-cell office:value-type="string">
            <text:p>Rivera,_Domingo__233n~~Yo,_a_mi_cuerpo__0745.xml</text:p>
          </table:table-cell>
          <table:table-cell office:value-type="string">
            <text:p>¿Por qué no te he de amar? ¿Qué seré el día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Rivera,_Domingo__233n~~Yo,_a_mi_cuerpo__0745.xml</text:p>
          </table:table-cell>
          <table:table-cell office:value-type="string">
            <text:p>que tú dejes de ser? ¡Profundo arcano!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Querolt,_Vicente_Wenceslao__263n~~La_fiesta_de_Venus__0853__V__05.xml</text:p>
          </table:table-cell>
          <table:table-cell office:value-type="string">
            <text:p>cuerdas de seda pérsica, al ligero</text:p>
          </table:table-cell>
          <table:table-cell office:value-type="string">
            <text:p>4</text:p>
          </table:table-cell>
          <table:table-cell office:value-type="string">
            <text:p>B-pb_adj_noun I-pb_adj_noun</text:p>
          </table:table-cell>
        </table:table-row>
        <table:table-row>
          <table:table-cell office:value-type="string">
            <text:p>Querolt,_Vicente_Wenceslao__263n~~La_fiesta_de_Venus__0853__V__05.xml</text:p>
          </table:table-cell>
          <table:table-cell office:value-type="string">
            <text:p>soplo del aire henchidos; con la popa</text:p>
          </table:table-cell>
          <table:table-cell office:value-type="string">
            <text:p>5</text:p>
          </table:table-cell>
          <table:table-cell office:value-type="string">
            <text:p>B-pb_noun_prep I-pb_adj_noun</text:p>
          </table:table-cell>
        </table:table-row>
        <table:table-row>
          <table:table-cell office:value-type="string">
            <text:p>Ruiz_Estébez,_Francisco__690n~~La_trampa_del_cazador__2472.xml</text:p>
          </table:table-cell>
          <table:table-cell office:value-type="string">
            <text:p>llevó púrpura manto aquel enero</text:p>
          </table:table-cell>
          <table:table-cell office:value-type="string">
            <text:p>11</text:p>
          </table:table-cell>
          <table:table-cell office:value-type="string">
            <text:p>B-ex_dobj_verb I-ex_subj_verb</text:p>
          </table:table-cell>
        </table:table-row>
        <table:table-row>
          <table:table-cell office:value-type="string">
            <text:p>Ruiz_Estébez,_Francisco__690n~~La_trampa_del_cazador__2472.xml</text:p>
          </table:table-cell>
          <table:table-cell office:value-type="string">
            <text:p>y la luna una insignia ensangrentada.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Rodríguez_Cáceres,_Ricardo__359n~~En_el_sepulcro__1264.xml</text:p>
          </table:table-cell>
          <table:table-cell office:value-type="string">
            <text:p>la ninfa de la fuente, el sol de fuego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Rodríguez_Cáceres,_Ricardo__359n~~En_el_sepulcro__1264.xml</text:p>
          </table:table-cell>
          <table:table-cell office:value-type="string">
            <text:p>que en sus tallos y vástagos nutrían,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Bolio,_Dolores__461n~~Mi_Serafín_y_yo__1762.xml</text:p>
          </table:table-cell>
          <table:table-cell office:value-type="string">
            <text:p>y redondas mejillas; tu cabeza</text:p>
          </table:table-cell>
          <table:table-cell office:value-type="string">
            <text:p>11</text:p>
          </table:table-cell>
          <table:table-cell office:value-type="string">
            <text:p>B-ex_subj_verb I-ex_dobj_verb</text:p>
          </table:table-cell>
        </table:table-row>
        <table:table-row>
          <table:table-cell office:value-type="string">
            <text:p>Bolio,_Dolores__461n~~Mi_Serafín_y_yo__1762.xml</text:p>
          </table:table-cell>
          <table:table-cell office:value-type="string">
            <text:p>forjaron mis ideas florecidas;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Zorrilla,_José__149n~~Roma_y_Cristo__0434__I__01.xml</text:p>
          </table:table-cell>
          <table:table-cell office:value-type="string">
            <text:p>y alzó hasta la deidad desconocida</text:p>
          </table:table-cell>
          <table:table-cell office:value-type="string">
            <text:p>11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Zorrilla,_José__149n~~Roma_y_Cristo__0434__I__01.xml</text:p>
          </table:table-cell>
          <table:table-cell office:value-type="string">
            <text:p>templo y altar; y en este laberinto,</text:p>
          </table:table-cell>
          <table:table-cell office:value-type="string">
            <text:p>12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López_Velarde,_Ramón__290n~~Clor_de_cuento__0967.xml</text:p>
          </table:table-cell>
          <table:table-cell office:value-type="string">
            <text:p>se fue para otros climas, y pacíficamente</text:p>
          </table:table-cell>
          <table:table-cell office:value-type="string">
            <text:p>11</text:p>
          </table:table-cell>
          <table:table-cell office:value-type="string">
            <text:p>B-pb_verb_adv I-ex_subj_verb</text:p>
          </table:table-cell>
        </table:table-row>
        <table:table-row>
          <table:table-cell office:value-type="string">
            <text:p>López_Velarde,_Ramón__290n~~Clor_de_cuento__0967.xml</text:p>
          </table:table-cell>
          <table:table-cell office:value-type="string">
            <text:p>celebraré contigo mis regios esponsales,</text:p>
          </table:table-cell>
          <table:table-cell office:value-type="string">
            <text:p>12</text:p>
          </table:table-cell>
          <table:table-cell office:value-type="string">
            <text:p>I-pb_verb_adv</text:p>
          </table:table-cell>
        </table:table-row>
        <table:table-row>
          <table:table-cell office:value-type="string">
            <text:p>López_García,_Bernardo__237n~~A_Napoleón__0772.xml</text:p>
          </table:table-cell>
          <table:table-cell office:value-type="string">
            <text:p>¡Sólo cubre una tumba en Santa Elena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López_García,_Bernardo__237n~~A_Napoleón__0772.xml</text:p>
          </table:table-cell>
          <table:table-cell office:value-type="string">
            <text:p>tu corona imperial despedazada...!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Estrada,_Ángel_de__416n~~Soneto__1647.xml</text:p>
          </table:table-cell>
          <table:table-cell office:value-type="string">
            <text:p>en él, vertiginoso, es una sombra</text:p>
          </table:table-cell>
          <table:table-cell office:value-type="string">
            <text:p>11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Estrada,_Ángel_de__416n~~Soneto__1647.xml</text:p>
          </table:table-cell>
          <table:table-cell office:value-type="string">
            <text:p>rauda volando cual visión de un mito</text:p>
          </table:table-cell>
          <table:table-cell office:value-type="string">
            <text:p>12</text:p>
          </table:table-cell>
          <table:table-cell office:value-type="string">
            <text:p>B-cc_crossclause I-pb_adj_noun</text:p>
          </table:table-cell>
        </table:table-row>
        <table:table-row>
          <table:table-cell office:value-type="string">
            <text:p>Santos_Chocano,_José__592n~~El_soneto_roto__2232.xml</text:p>
          </table:table-cell>
          <table:table-cell office:value-type="string">
            <text:p>Y así es como el soneto por el dolor partido</text:p>
          </table:table-cell>
          <table:table-cell office:value-type="string">
            <text:p>8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Santos_Chocano,_José__592n~~El_soneto_roto__2232.xml</text:p>
          </table:table-cell>
          <table:table-cell office:value-type="string">
            <text:p>hace pensar que, en este momento que me inspira</text:p>
          </table:table-cell>
          <table:table-cell office:value-type="string">
            <text:p>9</text:p>
          </table:table-cell>
          <table:table-cell office:value-type="string">
            <text:p>B-pb_verb_chain I-ex_subj_verb</text:p>
          </table:table-cell>
        </table:table-row>
        <table:table-row>
          <table:table-cell office:value-type="string">
            <text:p>Oña,_Inocencio_de__623n~~El_ideal__2301.xml</text:p>
          </table:table-cell>
          <table:table-cell office:value-type="string">
            <text:p>hacer no puede de su amor alarde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Oña,_Inocencio_de__623n~~El_ideal__2301.xml</text:p>
          </table:table-cell>
          <table:table-cell office:value-type="string">
            <text:p>este maldito corazón de hielo...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Castaing,_Rodolfo__308n~~Sus_caprichos__1006.xml</text:p>
          </table:table-cell>
          <table:table-cell office:value-type="string">
            <text:p>y al mirar en mi pecho palpitante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Castaing,_Rodolfo__308n~~Sus_caprichos__1006.xml</text:p>
          </table:table-cell>
          <table:table-cell office:value-type="string">
            <text:p>el rastro de la garra maldecida,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Ugarte_y_Pages,_Francisco_Javier__342n~~Ni_Dios_ni_amo__1151.xml</text:p>
          </table:table-cell>
          <table:table-cell office:value-type="string">
            <text:p>Difama sin piedad la redentora</text:p>
          </table:table-cell>
          <table:table-cell office:value-type="string">
            <text:p>11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Ugarte_y_Pages,_Francisco_Javier__342n~~Ni_Dios_ni_amo__1151.xml</text:p>
          </table:table-cell>
          <table:table-cell office:value-type="string">
            <text:p>escuela del dolor y el sacrificio...</text:p>
          </table:table-cell>
          <table:table-cell office:value-type="string">
            <text:p>12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Agustini,_Delmira__321n~~Luz_púrpura_con_tu_retrato__1076.xml</text:p>
          </table:table-cell>
          <table:table-cell office:value-type="string">
            <text:p>y me abro en flor. Entonces, soberanos</text:p>
          </table:table-cell>
          <table:table-cell office:value-type="string">
            <text:p>8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Agustini,_Delmira__321n~~Luz_púrpura_con_tu_retrato__1076.xml</text:p>
          </table:table-cell>
          <table:table-cell office:value-type="string">
            <text:p>de la sombra y la luz, tus ojos graves</text:p>
          </table:table-cell>
          <table:table-cell office:value-type="string">
            <text:p>9</text:p>
          </table:table-cell>
          <table:table-cell office:value-type="string">
            <text:p>B-ex_subj_verb I-pb_noun_prep</text:p>
          </table:table-cell>
        </table:table-row>
        <table:table-row>
          <table:table-cell office:value-type="string">
            <text:p>Agustini,_Delmira__321n~~Luz_púrpura_con_tu_retrato__1076.xml</text:p>
          </table:table-cell>
          <table:table-cell office:value-type="string">
            <text:p>Y te dejo morir. Queda en mis manos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Agustini,_Delmira__321n~~Luz_púrpura_con_tu_retrato__1076.xml</text:p>
          </table:table-cell>
          <table:table-cell office:value-type="string">
            <text:p>una gran mancha lívida i sombría.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Valverde_López,_Carlos__330n~~Amarillo__1115.xml</text:p>
          </table:table-cell>
          <table:table-cell office:value-type="string">
            <text:p>y en su espalda un carcaj, destino ciego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Valverde_López,_Carlos__330n~~Amarillo__1115.xml</text:p>
          </table:table-cell>
          <table:table-cell office:value-type="string">
            <text:p>de las flechas del astro en vendaval.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Fray_Cayetano_Rodríguez__170n~~III__0539.xml</text:p>
          </table:table-cell>
          <table:table-cell office:value-type="string">
            <text:p>que su guadaña respetar debiera</text:p>
          </table:table-cell>
          <table:table-cell office:value-type="string">
            <text:p>4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Fray_Cayetano_Rodríguez__170n~~III__0539.xml</text:p>
          </table:table-cell>
          <table:table-cell office:value-type="string">
            <text:p>la negra envidia. ¡Cielos, quién pudiera</text:p>
          </table:table-cell>
          <table:table-cell office:value-type="string">
            <text:p>5</text:p>
          </table:table-cell>
          <table:table-cell office:value-type="string">
            <text:p>B-ex_dobj_verb I-ex_subj_verb</text:p>
          </table:table-cell>
        </table:table-row>
        <table:table-row>
          <table:table-cell office:value-type="string">
            <text:p>Calvo_Rodríguez,_Carmelo__148n~~A_ti__0428.xml</text:p>
          </table:table-cell>
          <table:table-cell office:value-type="string">
            <text:p>que sólo pido a los divinos cielos</text:p>
          </table:table-cell>
          <table:table-cell office:value-type="string">
            <text:p>11</text:p>
          </table:table-cell>
          <table:table-cell office:value-type="string">
            <text:p>B-ex_dobj_verb I-ex_dobj_verb</text:p>
          </table:table-cell>
        </table:table-row>
        <table:table-row>
          <table:table-cell office:value-type="string">
            <text:p>Calvo_Rodríguez,_Carmelo__148n~~A_ti__0428.xml</text:p>
          </table:table-cell>
          <table:table-cell office:value-type="string">
            <text:p>que al romper de esta vida el lazo fuerte</text:p>
          </table:table-cell>
          <table:table-cell office:value-type="string">
            <text:p>12</text:p>
          </table:table-cell>
          <table:table-cell office:value-type="string">
            <text:p>B-ex_dobj_verb I-ex_dobj_verb</text:p>
          </table:table-cell>
        </table:table-row>
        <table:table-row>
          <table:table-cell office:value-type="string">
            <text:p>Céspedes,_Darío__608n~~Ayala__2266.xml</text:p>
          </table:table-cell>
          <table:table-cell office:value-type="string">
            <text:p>lanzaron en la escena y la tribuna</text:p>
          </table:table-cell>
          <table:table-cell office:value-type="string">
            <text:p>11</text:p>
          </table:table-cell>
          <table:table-cell office:value-type="string">
            <text:p>B-ex_dobj_verb I-ex_subj_verb</text:p>
          </table:table-cell>
        </table:table-row>
        <table:table-row>
          <table:table-cell office:value-type="string">
            <text:p>Céspedes,_Darío__608n~~Ayala__2266.xml</text:p>
          </table:table-cell>
          <table:table-cell office:value-type="string">
            <text:p>la luz de su preclaro entendimiento;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Teurbe_Tolón_y_de_la_Guardia,_Miguel__166n~~Poesía_dedicada_a_la_bandera__0530.xml</text:p>
          </table:table-cell>
          <table:table-cell office:value-type="string">
            <text:p>clavando este estandarte en nuestra tierra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Teurbe_Tolón_y_de_la_Guardia,_Miguel__166n~~Poesía_dedicada_a_la_bandera__0530.xml</text:p>
          </table:table-cell>
          <table:table-cell office:value-type="string">
            <text:p>que luzca siempre y que por siempre vibre,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Ugarte_y_Pages,_Francisco_Javier__342n~~En_Sierra_Morena__1171.xml</text:p>
          </table:table-cell>
          <table:table-cell office:value-type="string">
            <text:p>los mundos que creaste, todavía</text:p>
          </table:table-cell>
          <table:table-cell office:value-type="string">
            <text:p>11</text:p>
          </table:table-cell>
          <table:table-cell office:value-type="string">
            <text:p>B-pb_verb_adv</text:p>
          </table:table-cell>
        </table:table-row>
        <table:table-row>
          <table:table-cell office:value-type="string">
            <text:p>Ugarte_y_Pages,_Francisco_Javier__342n~~En_Sierra_Morena__1171.xml</text:p>
          </table:table-cell>
          <table:table-cell office:value-type="string">
            <text:p>pudiera honrarte más y enaltecerte</text:p>
          </table:table-cell>
          <table:table-cell office:value-type="string">
            <text:p>12</text:p>
          </table:table-cell>
          <table:table-cell office:value-type="string">
            <text:p>B-pb_verb_adv I-pb_verb_adv</text:p>
          </table:table-cell>
        </table:table-row>
        <table:table-row>
          <table:table-cell office:value-type="string">
            <text:p>Yanguas,_Aurelio__315n~~A...__1035.xml</text:p>
          </table:table-cell>
          <table:table-cell office:value-type="string">
            <text:p>si lo sabes muy bien que no comprendo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Yanguas,_Aurelio__315n~~A...__1035.xml</text:p>
          </table:table-cell>
          <table:table-cell office:value-type="string">
            <text:p>el innoble mentir de los villanos,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Quental,_Anthero_de__426n~~Despertar__1668.xml</text:p>
          </table:table-cell>
          <table:table-cell office:value-type="string">
            <text:p>me despierta. Y es noche. Es el dolor</text:p>
          </table:table-cell>
          <table:table-cell office:value-type="string">
            <text:p>11</text:p>
          </table:table-cell>
          <table:table-cell office:value-type="string">
            <text:p>B-cc_crossclause I-ex_subj_verb</text:p>
          </table:table-cell>
        </table:table-row>
        <table:table-row>
          <table:table-cell office:value-type="string">
            <text:p>Quental,_Anthero_de__426n~~Despertar__1668.xml</text:p>
          </table:table-cell>
          <table:table-cell office:value-type="string">
            <text:p>que vela como antes a mi lado.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Sarthou_Carreres,_Vicente__679n~~Abrasa_nuestras_almas...__2438.xml</text:p>
          </table:table-cell>
          <table:table-cell office:value-type="string">
            <text:p>manantial de bondad cuya grandeza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Sarthou_Carreres,_Vicente__679n~~Abrasa_nuestras_almas...__2438.xml</text:p>
          </table:table-cell>
          <table:table-cell office:value-type="string">
            <text:p>culmina en la tragedia de la Cruz.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López_Velarde,_Ramón__290n~~Mientras_muere_la_tarde__0964.xml</text:p>
          </table:table-cell>
          <table:table-cell office:value-type="string">
            <text:p>la llama de mi amor, yo me contento</text:p>
          </table:table-cell>
          <table:table-cell office:value-type="string">
            <text:p>11</text:p>
          </table:table-cell>
          <table:table-cell office:value-type="string">
            <text:p>B-pb_adj_prep</text:p>
          </table:table-cell>
        </table:table-row>
        <table:table-row>
          <table:table-cell office:value-type="string">
            <text:p>López_Velarde,_Ramón__290n~~Mientras_muere_la_tarde__0964.xml</text:p>
          </table:table-cell>
          <table:table-cell office:value-type="string">
            <text:p>con el hondo mirar de tus arcanos</text:p>
          </table:table-cell>
          <table:table-cell office:value-type="string">
            <text:p>12</text:p>
          </table:table-cell>
          <table:table-cell office:value-type="string">
            <text:p>B-pb_adj_noun I-pb_adj_prep</text:p>
          </table:table-cell>
        </table:table-row>
        <table:table-row>
          <table:table-cell office:value-type="string">
            <text:p>Dilio__497n~~A_ella__1856.xml</text:p>
          </table:table-cell>
          <table:table-cell office:value-type="string">
            <text:p>y la sangre del mártir inocente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Dilio__497n~~A_ella__1856.xml</text:p>
          </table:table-cell>
          <table:table-cell office:value-type="string">
            <text:p>mancha su lecho virginal de espumas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Céspedes_de_Escaverino,_Úrsula__456n~~A_mi_esposo__1741.xml</text:p>
          </table:table-cell>
          <table:table-cell office:value-type="string">
            <text:p>y así como ellas al perderse unidas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Céspedes_de_Escaverino,_Úrsula__456n~~A_mi_esposo__1741.xml</text:p>
          </table:table-cell>
          <table:table-cell office:value-type="string">
            <text:p>dan un solo gemido moribundo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Rodríguez_Embil,_Luis__225n~~El_poema_del_amor_y_de_la_muerte__0728__IV__03.xml</text:p>
          </table:table-cell>
          <table:table-cell office:value-type="string">
            <text:p>un instante de luz, y sobrepasa</text:p>
          </table:table-cell>
          <table:table-cell office:value-type="string">
            <text:p>8</text:p>
          </table:table-cell>
          <table:table-cell office:value-type="string">
            <text:p>B-ex_subj_verb I-ex_subj_verb</text:p>
          </table:table-cell>
        </table:table-row>
        <table:table-row>
          <table:table-cell office:value-type="string">
            <text:p>Rodríguez_Embil,_Luis__225n~~El_poema_del_amor_y_de_la_muerte__0728__IV__03.xml</text:p>
          </table:table-cell>
          <table:table-cell office:value-type="string">
            <text:p>nuestro entender, sin que jamás sepamos</text:p>
          </table:table-cell>
          <table:table-cell office:value-type="string">
            <text:p>9</text:p>
          </table:table-cell>
          <table:table-cell office:value-type="string">
            <text:p>B-ex_dobj_verb I-ex_subj_verb</text:p>
          </table:table-cell>
        </table:table-row>
        <table:table-row>
          <table:table-cell office:value-type="string">
            <text:p>Pichardo_y_Peralta,_Manuel_Serafín__227n~~El_gallo__0735.xml</text:p>
          </table:table-cell>
          <table:table-cell office:value-type="string">
            <text:p>Sultán de su comarca, le es vasallo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Pichardo_y_Peralta,_Manuel_Serafín__227n~~El_gallo__0735.xml</text:p>
          </table:table-cell>
          <table:table-cell office:value-type="string">
            <text:p>el rival que le canta y que le envidia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Ugarte_y_Pages,_Francisco_Javier__342n~~Mi_pequeñez__1148.xml</text:p>
          </table:table-cell>
          <table:table-cell office:value-type="string">
            <text:p>¿merece el pecador que tu grandeza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Ugarte_y_Pages,_Francisco_Javier__342n~~Mi_pequeñez__1148.xml</text:p>
          </table:table-cell>
          <table:table-cell office:value-type="string">
            <text:p>a remediar su pequeñez acuda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Herrera_y_Reissig,_Julio__363n~~Tríptico__1311__La_novicia__03.xml</text:p>
          </table:table-cell>
          <table:table-cell office:value-type="string">
            <text:p>huella de amor. Y mientras que los bronces</text:p>
          </table:table-cell>
          <table:table-cell office:value-type="string">
            <text:p>11</text:p>
          </table:table-cell>
          <table:table-cell office:value-type="string">
            <text:p>B-ex_subj_verb I-ex_dobj_verb</text:p>
          </table:table-cell>
        </table:table-row>
        <table:table-row>
          <table:table-cell office:value-type="string">
            <text:p>Herrera_y_Reissig,_Julio__363n~~Tríptico__1311__La_novicia__03.xml</text:p>
          </table:table-cell>
          <table:table-cell office:value-type="string">
            <text:p>se alegraban, brotaron tus pupilas</text:p>
          </table:table-cell>
          <table:table-cell office:value-type="string">
            <text:p>12</text:p>
          </table:table-cell>
          <table:table-cell office:value-type="string">
            <text:p>B-ex_subj_verb I-ex_subj_verb</text:p>
          </table:table-cell>
        </table:table-row>
        <table:table-row>
          <table:table-cell office:value-type="string">
            <text:p>Santos_Álvarez,_Miguel_de_los__200n~~Cuán_bella_sale_la_naciente_aurora__0683.xml</text:p>
          </table:table-cell>
          <table:table-cell office:value-type="string">
            <text:p>¡Mas que hallará que le parezca hermoso</text:p>
          </table:table-cell>
          <table:table-cell office:value-type="string">
            <text:p>11</text:p>
          </table:table-cell>
          <table:table-cell office:value-type="string">
            <text:p>B-ex_subj_verb I-pb_noun_prep</text:p>
          </table:table-cell>
        </table:table-row>
        <table:table-row>
          <table:table-cell office:value-type="string">
            <text:p>Santos_Álvarez,_Miguel_de_los__200n~~Cuán_bella_sale_la_naciente_aurora__0683.xml</text:p>
          </table:table-cell>
          <table:table-cell office:value-type="string">
            <text:p>el que guarda en el alma dolorida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Rivas_Frade,_Federico__677n~~En_la_sierra__2436.xml</text:p>
          </table:table-cell>
          <table:table-cell office:value-type="string">
            <text:p>y al volver al oriente sus miradas</text:p>
          </table:table-cell>
          <table:table-cell office:value-type="string">
            <text:p>11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Rivas_Frade,_Federico__677n~~En_la_sierra__2436.xml</text:p>
          </table:table-cell>
          <table:table-cell office:value-type="string">
            <text:p>lánguidas de cansancio y amargura,</text:p>
          </table:table-cell>
          <table:table-cell office:value-type="string">
            <text:p>12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Flores,_Manuel_María__301n~~Genoveva__0990.xml</text:p>
          </table:table-cell>
          <table:table-cell office:value-type="string">
            <text:p>solitaria y dulcísima paloma</text:p>
          </table:table-cell>
          <table:table-cell office:value-type="string">
            <text:p>11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Flores,_Manuel_María__301n~~Genoveva__0990.xml</text:p>
          </table:table-cell>
          <table:table-cell office:value-type="string">
            <text:p>ajena de este mundo a los azares</text:p>
          </table:table-cell>
          <table:table-cell office:value-type="string">
            <text:p>12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Trenor,_Leopoldo__542n~~Primaveral__2008__El_secreto_de_la_vida__01.xml</text:p>
          </table:table-cell>
          <table:table-cell office:value-type="string">
            <text:p>y marché peregrino en seguimiento</text:p>
          </table:table-cell>
          <table:table-cell office:value-type="string">
            <text:p>4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Trenor,_Leopoldo__542n~~Primaveral__2008__El_secreto_de_la_vida__01.xml</text:p>
          </table:table-cell>
          <table:table-cell office:value-type="string">
            <text:p>de ese ardiente nostálgico ardimiento.</text:p>
          </table:table-cell>
          <table:table-cell office:value-type="string">
            <text:p>5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Muntadas_Joumet,_Juan_Federico__672n~~Inquietud__2428.xml</text:p>
          </table:table-cell>
          <table:table-cell office:value-type="string">
            <text:p>apaciguar estériles enojos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Muntadas_Joumet,_Juan_Federico__672n~~Inquietud__2428.xml</text:p>
          </table:table-cell>
          <table:table-cell office:value-type="string">
            <text:p>que al alma abruman con tenaz porfía;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Riba_Palacio,_Vicente__121n~~En_El_Escorial__0372.xml</text:p>
          </table:table-cell>
          <table:table-cell office:value-type="string">
            <text:p>esclavo de sí mismo, un soberano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Riba_Palacio,_Vicente__121n~~En_El_Escorial__0372.xml</text:p>
          </table:table-cell>
          <table:table-cell office:value-type="string">
            <text:p>que la vida cruzó sin un amigo;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Bermejo,_Enrique__620n~~El_borracho__2289.xml</text:p>
          </table:table-cell>
          <table:table-cell office:value-type="string">
            <text:p>es intrépido, franco y excelente</text:p>
          </table:table-cell>
          <table:table-cell office:value-type="string">
            <text:p>11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Bermejo,_Enrique__620n~~El_borracho__2289.xml</text:p>
          </table:table-cell>
          <table:table-cell office:value-type="string">
            <text:p>amigo; pero juzgo sin empacho</text:p>
          </table:table-cell>
          <table:table-cell office:value-type="string">
            <text:p>12</text:p>
          </table:table-cell>
          <table:table-cell office:value-type="string">
            <text:p>B-cc_crossclause I-pb_adj_noun</text:p>
          </table:table-cell>
        </table:table-row>
        <table:table-row>
          <table:table-cell office:value-type="string">
            <text:p>Casal,_Julián_del__068n~~La_aparición__0239.xml</text:p>
          </table:table-cell>
          <table:table-cell office:value-type="string">
            <text:p>deleite invade a Herodes. La rojiza</text:p>
          </table:table-cell>
          <table:table-cell office:value-type="string">
            <text:p>4</text:p>
          </table:table-cell>
          <table:table-cell office:value-type="string">
            <text:p>B-pb_adj_noun I-ex_subj_verb</text:p>
          </table:table-cell>
        </table:table-row>
        <table:table-row>
          <table:table-cell office:value-type="string">
            <text:p>Casal,_Julián_del__068n~~La_aparición__0239.xml</text:p>
          </table:table-cell>
          <table:table-cell office:value-type="string">
            <text:p>espada fulgurante inmoviliza</text:p>
          </table:table-cell>
          <table:table-cell office:value-type="string">
            <text:p>5</text:p>
          </table:table-cell>
          <table:table-cell office:value-type="string">
            <text:p>B-ex_dobj_verb I-pb_adj_noun</text:p>
          </table:table-cell>
        </table:table-row>
        <table:table-row>
          <table:table-cell office:value-type="string">
            <text:p>Valverde_López,_Carlos__330n~~A_F._G._L.__1103.xml</text:p>
          </table:table-cell>
          <table:table-cell office:value-type="string">
            <text:p>y el volcán de tu verbo agigantado</text:p>
          </table:table-cell>
          <table:table-cell office:value-type="string">
            <text:p>11</text:p>
          </table:table-cell>
          <table:table-cell office:value-type="string">
            <text:p>B-ex_subj_verb I-ex_subj_verb</text:p>
          </table:table-cell>
        </table:table-row>
        <table:table-row>
          <table:table-cell office:value-type="string">
            <text:p>Valverde_López,_Carlos__330n~~A_F._G._L.__1103.xml</text:p>
          </table:table-cell>
          <table:table-cell office:value-type="string">
            <text:p>conformará el bastión firme y seguro</text:p>
          </table:table-cell>
          <table:table-cell office:value-type="string">
            <text:p>12</text:p>
          </table:table-cell>
          <table:table-cell office:value-type="string">
            <text:p>B-ex_subj_verb I-ex_subj_verb</text:p>
          </table:table-cell>
        </table:table-row>
        <table:table-row>
          <table:table-cell office:value-type="string">
            <text:p>Querolt,_Vicente_Wenceslao__263n~~La_fiesta_de_Venus__0853__II__02.xml</text:p>
          </table:table-cell>
          <table:table-cell office:value-type="string">
            <text:p>todo el golfo del África, y los senos</text:p>
          </table:table-cell>
          <table:table-cell office:value-type="string">
            <text:p>8</text:p>
          </table:table-cell>
          <table:table-cell office:value-type="string">
            <text:p>B-pb_noun_prep I-ex_dobj_verb</text:p>
          </table:table-cell>
        </table:table-row>
        <table:table-row>
          <table:table-cell office:value-type="string">
            <text:p>Querolt,_Vicente_Wenceslao__263n~~La_fiesta_de_Venus__0853__II__02.xml</text:p>
          </table:table-cell>
          <table:table-cell office:value-type="string">
            <text:p>de sus risueñas costas, y el enjambre</text:p>
          </table:table-cell>
          <table:table-cell office:value-type="string">
            <text:p>9</text:p>
          </table:table-cell>
          <table:table-cell office:value-type="string">
            <text:p>B-pb_noun_prep I-pb_noun_prep</text:p>
          </table:table-cell>
        </table:table-row>
        <table:table-row>
          <table:table-cell office:value-type="string">
            <text:p>Querolt,_Vicente_Wenceslao__263n~~La_fiesta_de_Venus__0853__II__02.xml</text:p>
          </table:table-cell>
          <table:table-cell office:value-type="string">
            <text:p>cristal, parecen cual bandada de aves</text:p>
          </table:table-cell>
          <table:table-cell office:value-type="string">
            <text:p>11</text:p>
          </table:table-cell>
          <table:table-cell office:value-type="string">
            <text:p>B-pb_adj_noun I-ex_subj_verb</text:p>
          </table:table-cell>
        </table:table-row>
        <table:table-row>
          <table:table-cell office:value-type="string">
            <text:p>Querolt,_Vicente_Wenceslao__263n~~La_fiesta_de_Venus__0853__II__02.xml</text:p>
          </table:table-cell>
          <table:table-cell office:value-type="string">
            <text:p>fugitivas del África, que el sueño</text:p>
          </table:table-cell>
          <table:table-cell office:value-type="string">
            <text:p>12</text:p>
          </table:table-cell>
          <table:table-cell office:value-type="string">
            <text:p>B-ex_subj_verb I-pb_adj_noun</text:p>
          </table:table-cell>
        </table:table-row>
        <table:table-row>
          <table:table-cell office:value-type="string">
            <text:p>Esteva_Ravassa,_Gaspar__177n~~A_mis_hijos__0587.xml</text:p>
          </table:table-cell>
          <table:table-cell office:value-type="string">
            <text:p>no la elección de vuestro amor aflija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Esteva_Ravassa,_Gaspar__177n~~A_mis_hijos__0587.xml</text:p>
          </table:table-cell>
          <table:table-cell office:value-type="string">
            <text:p>al entrañable amor de vuestro padre,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Betancourt,_José_Ramón_de__210n~~La_que_debo_amar__0695.xml</text:p>
          </table:table-cell>
          <table:table-cell office:value-type="string">
            <text:p>que en su fiel corazón guarde el tesoro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Betancourt,_José_Ramón_de__210n~~La_que_debo_amar__0695.xml</text:p>
          </table:table-cell>
          <table:table-cell office:value-type="string">
            <text:p>de mi honor, mi consuelo y mi ventura.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Monte,_Ricardo_del__647n~~La_idea_de_Cervantes__2389.xml</text:p>
          </table:table-cell>
          <table:table-cell office:value-type="string">
            <text:p>Cervantes culto a la Razón, su mente</text:p>
          </table:table-cell>
          <table:table-cell office:value-type="string">
            <text:p>11</text:p>
          </table:table-cell>
          <table:table-cell office:value-type="string">
            <text:p>B-ex_subj_verb I-ex_subj_verb</text:p>
          </table:table-cell>
        </table:table-row>
        <table:table-row>
          <table:table-cell office:value-type="string">
            <text:p>Monte,_Ricardo_del__647n~~La_idea_de_Cervantes__2389.xml</text:p>
          </table:table-cell>
          <table:table-cell office:value-type="string">
            <text:p>no fue apodar vuestra virtud demencia!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López_Velarde,_Ramón__290n~~Del_seminario__0968.xml</text:p>
          </table:table-cell>
          <table:table-cell office:value-type="string">
            <text:p>en las misas solemnes, cuando brillaba oro</text:p>
          </table:table-cell>
          <table:table-cell office:value-type="string">
            <text:p>11</text:p>
          </table:table-cell>
          <table:table-cell office:value-type="string">
            <text:p>B-pb_noun_prep I-ex_subj_verb</text:p>
          </table:table-cell>
        </table:table-row>
        <table:table-row>
          <table:table-cell office:value-type="string">
            <text:p>López_Velarde,_Ramón__290n~~Del_seminario__0968.xml</text:p>
          </table:table-cell>
          <table:table-cell office:value-type="string">
            <text:p>de casullas y mitras, en aquellas mañanas</text:p>
          </table:table-cell>
          <table:table-cell office:value-type="string">
            <text:p>12</text:p>
          </table:table-cell>
          <table:table-cell office:value-type="string">
            <text:p>B-pb_noun_prep I-pb_noun_prep</text:p>
          </table:table-cell>
        </table:table-row>
        <table:table-row>
          <table:table-cell office:value-type="string">
            <text:p>Navarro_Montes_de_Oca,_José__155n~~El_mar...__0466.xml</text:p>
          </table:table-cell>
          <table:table-cell office:value-type="string">
            <text:p>era un ala tendida. Blanca estela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Navarro_Montes_de_Oca,_José__155n~~El_mar...__0466.xml</text:p>
          </table:table-cell>
          <table:table-cell office:value-type="string">
            <text:p>quedó en la solas tras la frágil barca;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Herrera_y_Reissig,_Julio__363n~~El_crepúsculo_del_martirio__1335.xml</text:p>
          </table:table-cell>
          <table:table-cell office:value-type="string">
            <text:p>que no tuviera eco... La cristiana</text:p>
          </table:table-cell>
          <table:table-cell office:value-type="string">
            <text:p>4</text:p>
          </table:table-cell>
          <table:table-cell office:value-type="string">
            <text:p>B-pb_adj_noun I-cc_crossclause</text:p>
          </table:table-cell>
        </table:table-row>
        <table:table-row>
          <table:table-cell office:value-type="string">
            <text:p>Herrera_y_Reissig,_Julio__363n~~El_crepúsculo_del_martirio__1335.xml</text:p>
          </table:table-cell>
          <table:table-cell office:value-type="string">
            <text:p>viudez de aquella hora en la campana,</text:p>
          </table:table-cell>
          <table:table-cell office:value-type="string">
            <text:p>5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Herrera_y_Reissig,_Julio__363n~~El_crepúsculo_del_martirio__1335.xml</text:p>
          </table:table-cell>
          <table:table-cell office:value-type="string">
            <text:p>superficialidad de tus halagos</text:p>
          </table:table-cell>
          <table:table-cell office:value-type="string">
            <text:p>11</text:p>
          </table:table-cell>
          <table:table-cell office:value-type="string">
            <text:p>B-ex_subj_verb I-pb_adj_noun</text:p>
          </table:table-cell>
        </table:table-row>
        <table:table-row>
          <table:table-cell office:value-type="string">
            <text:p>Herrera_y_Reissig,_Julio__363n~~El_crepúsculo_del_martirio__1335.xml</text:p>
          </table:table-cell>
          <table:table-cell office:value-type="string">
            <text:p>se arrepintió en el mar... Y en las riberas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Ortiz,_Carlos__151n~~Llanto_por_una_muerte__0452.xml</text:p>
          </table:table-cell>
          <table:table-cell office:value-type="string">
            <text:p>y no ayuda alejando la conciencia</text:p>
          </table:table-cell>
          <table:table-cell office:value-type="string">
            <text:p>11</text:p>
          </table:table-cell>
          <table:table-cell office:value-type="string">
            <text:p>B-pb_verb_cprep</text:p>
          </table:table-cell>
        </table:table-row>
        <table:table-row>
          <table:table-cell office:value-type="string">
            <text:p>Ortiz,_Carlos__151n~~Llanto_por_una_muerte__0452.xml</text:p>
          </table:table-cell>
          <table:table-cell office:value-type="string">
            <text:p>de la imagen del cuerpo sepultado.</text:p>
          </table:table-cell>
          <table:table-cell office:value-type="string">
            <text:p>12</text:p>
          </table:table-cell>
          <table:table-cell office:value-type="string">
            <text:p>I-pb_verb_cprep</text:p>
          </table:table-cell>
        </table:table-row>
        <table:table-row>
          <table:table-cell office:value-type="string">
            <text:p>Pezoa_Véliz,_Carlos__322n~~Cuerdas_heridas__1077.xml</text:p>
          </table:table-cell>
          <table:table-cell office:value-type="string">
            <text:p>Igual al cisne que a lo lejos pierde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Pezoa_Véliz,_Carlos__322n~~Cuerdas_heridas__1077.xml</text:p>
          </table:table-cell>
          <table:table-cell office:value-type="string">
            <text:p>su busto en sueños de oriental pereza,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Lles,_Francisco__090n~~III__0313.xml</text:p>
          </table:table-cell>
          <table:table-cell office:value-type="string">
            <text:p>de purezas y amor, desvanecida</text:p>
          </table:table-cell>
          <table:table-cell office:value-type="string">
            <text:p>11</text:p>
          </table:table-cell>
          <table:table-cell office:value-type="string">
            <text:p>B-ex_subj_verb I-pb_noun_prep</text:p>
          </table:table-cell>
        </table:table-row>
        <table:table-row>
          <table:table-cell office:value-type="string">
            <text:p>Lles,_Francisco__090n~~III__0313.xml</text:p>
          </table:table-cell>
          <table:table-cell office:value-type="string">
            <text:p>la fe, con el pasado en desacuerdo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Alcalde_Sánchez_Toscano,_José_María__317n~~Ante_el_cuadro_«La_rendición_de_Granada»__1039.xml</text:p>
          </table:table-cell>
          <table:table-cell office:value-type="string">
            <text:p>y miro en el monarca victorioso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Alcalde_Sánchez_Toscano,_José_María__317n~~Ante_el_cuadro_«La_rendición_de_Granada»__1039.xml</text:p>
          </table:table-cell>
          <table:table-cell office:value-type="string">
            <text:p>de su talento colosal la llama;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Agustini,_Delmira__321n~~Florecimiento__1048.xml</text:p>
          </table:table-cell>
          <table:table-cell office:value-type="string">
            <text:p>sangrar se oiría. Rueda en los momentos</text:p>
          </table:table-cell>
          <table:table-cell office:value-type="string">
            <text:p>4</text:p>
          </table:table-cell>
          <table:table-cell office:value-type="string">
            <text:p>B-ex_subj_verb I-pb_adj_noun</text:p>
          </table:table-cell>
        </table:table-row>
        <table:table-row>
          <table:table-cell office:value-type="string">
            <text:p>Agustini,_Delmira__321n~~Florecimiento__1048.xml</text:p>
          </table:table-cell>
          <table:table-cell office:value-type="string">
            <text:p>una palabra insólita, caída</text:p>
          </table:table-cell>
          <table:table-cell office:value-type="string">
            <text:p>5</text:p>
          </table:table-cell>
          <table:table-cell office:value-type="string">
            <text:p>B-ex_subj_verb I-ex_subj_verb</text:p>
          </table:table-cell>
        </table:table-row>
        <table:table-row>
          <table:table-cell office:value-type="string">
            <text:p>Agustini,_Delmira__321n~~Florecimiento__1048.xml</text:p>
          </table:table-cell>
          <table:table-cell office:value-type="string">
            <text:p>tal manos frescas, ¡ah!... ¿por qué tormentos</text:p>
          </table:table-cell>
          <table:table-cell office:value-type="string">
            <text:p>8</text:p>
          </table:table-cell>
          <table:table-cell office:value-type="string">
            <text:p>B-pb_adj_noun I-ex_dobj_verb</text:p>
          </table:table-cell>
        </table:table-row>
        <table:table-row>
          <table:table-cell office:value-type="string">
            <text:p>Agustini,_Delmira__321n~~Florecimiento__1048.xml</text:p>
          </table:table-cell>
          <table:table-cell office:value-type="string">
            <text:p>misteriosos los rostros palidecen</text:p>
          </table:table-cell>
          <table:table-cell office:value-type="string">
            <text:p>9</text:p>
          </table:table-cell>
          <table:table-cell office:value-type="string">
            <text:p>B-pb_verb_adv I-pb_adj_noun</text:p>
          </table:table-cell>
        </table:table-row>
        <table:table-row>
          <table:table-cell office:value-type="string">
            <text:p>Palacios,_Pedro_B._«Almafuerte»__560n~~¡Molto_piu_avanti_ancora!__2055.xml</text:p>
          </table:table-cell>
          <table:table-cell office:value-type="string">
            <text:p>cómo ansía las nubes el desierto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Palacios,_Pedro_B._«Almafuerte»__560n~~¡Molto_piu_avanti_ancora!__2055.xml</text:p>
          </table:table-cell>
          <table:table-cell office:value-type="string">
            <text:p>sin que a ninguno su ansiedad confíe.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Rodajo,_Andrés__112n~~Soneto__0360.xml</text:p>
          </table:table-cell>
          <table:table-cell office:value-type="string">
            <text:p>¡Todo sucumbe ante el fatal destino</text:p>
          </table:table-cell>
          <table:table-cell office:value-type="string">
            <text:p>11</text:p>
          </table:table-cell>
          <table:table-cell office:value-type="string">
            <text:p>B-cc_crossclause I-pb_noun_prep</text:p>
          </table:table-cell>
        </table:table-row>
        <table:table-row>
          <table:table-cell office:value-type="string">
            <text:p>Rodajo,_Andrés__112n~~Soneto__0360.xml</text:p>
          </table:table-cell>
          <table:table-cell office:value-type="string">
            <text:p>que el universo como ley proclama!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Maristany,_Fernando__629n~~Remy_Belleau__2321.xml</text:p>
          </table:table-cell>
          <table:table-cell office:value-type="string">
            <text:p>ya presto a abandonarla, y de besar de nuevo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Maristany,_Fernando__629n~~Remy_Belleau__2321.xml</text:p>
          </table:table-cell>
          <table:table-cell office:value-type="string">
            <text:p>su pecho nacarado, de ver sus lindos ojos,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Silva,_José_Asunción__409n~~A_Ariadna__1613.xml</text:p>
          </table:table-cell>
          <table:table-cell office:value-type="string">
            <text:p>con la nostalgia se encontrara a solas</text:p>
          </table:table-cell>
          <table:table-cell office:value-type="string">
            <text:p>11</text:p>
          </table:table-cell>
          <table:table-cell office:value-type="string">
            <text:p>B-pb_adj_prep</text:p>
          </table:table-cell>
        </table:table-row>
        <table:table-row>
          <table:table-cell office:value-type="string">
            <text:p>Silva,_José_Asunción__409n~~A_Ariadna__1613.xml</text:p>
          </table:table-cell>
          <table:table-cell office:value-type="string">
            <text:p>sobre las aguas de la mar gigante</text:p>
          </table:table-cell>
          <table:table-cell office:value-type="string">
            <text:p>12</text:p>
          </table:table-cell>
          <table:table-cell office:value-type="string">
            <text:p>I-pb_adj_prep</text:p>
          </table:table-cell>
        </table:table-row>
        <table:table-row>
          <table:table-cell office:value-type="string">
            <text:p>Reyes,_Arturo__245n~~A_Málaga__0793.xml</text:p>
          </table:table-cell>
          <table:table-cell office:value-type="string">
            <text:p>dar ya fin para siempre a mi camino</text:p>
          </table:table-cell>
          <table:table-cell office:value-type="string">
            <text:p>11</text:p>
          </table:table-cell>
          <table:table-cell office:value-type="string">
            <text:p>B-pb_noun_prep I-ex_dobj_verb</text:p>
          </table:table-cell>
        </table:table-row>
        <table:table-row>
          <table:table-cell office:value-type="string">
            <text:p>Reyes,_Arturo__245n~~A_Málaga__0793.xml</text:p>
          </table:table-cell>
          <table:table-cell office:value-type="string">
            <text:p>del zafir de tu cielo a los fulgores,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Méndez,_Evaristo__071n~~Diálogo_pastoral__0248.xml</text:p>
          </table:table-cell>
          <table:table-cell office:value-type="string">
            <text:p>al lado de los oros de tu cabello. El Hada</text:p>
          </table:table-cell>
          <table:table-cell office:value-type="string">
            <text:p>11</text:p>
          </table:table-cell>
          <table:table-cell office:value-type="string">
            <text:p>B-ex_subj_verb I-ex_subj_verb</text:p>
          </table:table-cell>
        </table:table-row>
        <table:table-row>
          <table:table-cell office:value-type="string">
            <text:p>Méndez,_Evaristo__071n~~Diálogo_pastoral__0248.xml</text:p>
          </table:table-cell>
          <table:table-cell office:value-type="string">
            <text:p>eres de esta pradera. Yo quiero ser la reina</text:p>
          </table:table-cell>
          <table:table-cell office:value-type="string">
            <text:p>12</text:p>
          </table:table-cell>
          <table:table-cell office:value-type="string">
            <text:p>B-pb_noun_prep I-ex_subj_verb</text:p>
          </table:table-cell>
        </table:table-row>
        <table:table-row>
          <table:table-cell office:value-type="string">
            <text:p>Fernández_y_González,_Esteban__483n~~¡1904!__1828.xml</text:p>
          </table:table-cell>
          <table:table-cell office:value-type="string">
            <text:p>¡Vanos efluvios de fugaz esencia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Fernández_y_González,_Esteban__483n~~¡1904!__1828.xml</text:p>
          </table:table-cell>
          <table:table-cell office:value-type="string">
            <text:p>que acrecientan efímeras pasiones!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Yanguas,_Aurelio__315n~~El_beso_de_Judas__1029.xml</text:p>
          </table:table-cell>
          <table:table-cell office:value-type="string">
            <text:p>no siempre con el ósculo va unida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Yanguas,_Aurelio__315n~~El_beso_de_Judas__1029.xml</text:p>
          </table:table-cell>
          <table:table-cell office:value-type="string">
            <text:p>la savia de bondad, de amor el brote.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Lebrón,_Miguel__360n~~¡Primavera!__1266.xml</text:p>
          </table:table-cell>
          <table:table-cell office:value-type="string">
            <text:p>al sol primaveral cuyos fulgores</text:p>
          </table:table-cell>
          <table:table-cell office:value-type="string">
            <text:p>11</text:p>
          </table:table-cell>
          <table:table-cell office:value-type="string">
            <text:p>B-ex_subj_verb I-pb_noun_prep</text:p>
          </table:table-cell>
        </table:table-row>
        <table:table-row>
          <table:table-cell office:value-type="string">
            <text:p>Lebrón,_Miguel__360n~~¡Primavera!__1266.xml</text:p>
          </table:table-cell>
          <table:table-cell office:value-type="string">
            <text:p>vibran cual notas llenas de armonía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Zorrilla,_José__149n~~A_S._M._el_rey_Alfonso_XII_en_la_muerte_de_S._M._l__0432.xml</text:p>
          </table:table-cell>
          <table:table-cell office:value-type="string">
            <text:p>si os hizo ¡oh Rey! el corazón pedazos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Zorrilla,_José__149n~~A_S._M._el_rey_Alfonso_XII_en_la_muerte_de_S._M._l__0432.xml</text:p>
          </table:table-cell>
          <table:table-cell office:value-type="string">
            <text:p>de la muerte al herirla la guadaña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Nápoles_Fajardo,_Juan_Cristóbal__505n~~Mis_resabios__1897.xml</text:p>
          </table:table-cell>
          <table:table-cell office:value-type="string">
            <text:p>hablar poco y burlarme de aquel hombre</text:p>
          </table:table-cell>
          <table:table-cell office:value-type="string">
            <text:p>11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Nápoles_Fajardo,_Juan_Cristóbal__505n~~Mis_resabios__1897.xml</text:p>
          </table:table-cell>
          <table:table-cell office:value-type="string">
            <text:p>que por sabio pasando, es un jumento.</text:p>
          </table:table-cell>
          <table:table-cell office:value-type="string">
            <text:p>12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Estrada,_Ángel_de__416n~~Calma__1645.xml</text:p>
          </table:table-cell>
          <table:table-cell office:value-type="string">
            <text:p>al cruzar por el diáfano paisaje</text:p>
          </table:table-cell>
          <table:table-cell office:value-type="string">
            <text:p>11</text:p>
          </table:table-cell>
          <table:table-cell office:value-type="string">
            <text:p>B-pb_noun_prep I-pb_verb_chain</text:p>
          </table:table-cell>
        </table:table-row>
        <table:table-row>
          <table:table-cell office:value-type="string">
            <text:p>Estrada,_Ángel_de__416n~~Calma__1645.xml</text:p>
          </table:table-cell>
          <table:table-cell office:value-type="string">
            <text:p>de alma, fuente y estatua, con anhelo</text:p>
          </table:table-cell>
          <table:table-cell office:value-type="string">
            <text:p>12</text:p>
          </table:table-cell>
          <table:table-cell office:value-type="string">
            <text:p>B-pb_noun_prep I-pb_noun_prep</text:p>
          </table:table-cell>
        </table:table-row>
        <table:table-row>
          <table:table-cell office:value-type="string">
            <text:p>Piedra,_Francisco_Sisto__054n~~El_cráneo_de_la_selva__0176.xml</text:p>
          </table:table-cell>
          <table:table-cell office:value-type="string">
            <text:p>del grito postrimero de su inerte</text:p>
          </table:table-cell>
          <table:table-cell office:value-type="string">
            <text:p>11</text:p>
          </table:table-cell>
          <table:table-cell office:value-type="string">
            <text:p>B-pb_adj_noun I-pb_noun_prep</text:p>
          </table:table-cell>
        </table:table-row>
        <table:table-row>
          <table:table-cell office:value-type="string">
            <text:p>Piedra,_Francisco_Sisto__054n~~El_cráneo_de_la_selva__0176.xml</text:p>
          </table:table-cell>
          <table:table-cell office:value-type="string">
            <text:p>boca, o con el alma estremecida,</text:p>
          </table:table-cell>
          <table:table-cell office:value-type="string">
            <text:p>12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Pérez_y_González,_Felipe__143n~~A_los_Santos_Reyes__0410.xml</text:p>
          </table:table-cell>
          <table:table-cell office:value-type="string">
            <text:p>Manolito Jesús..., pedid sin tasa</text:p>
          </table:table-cell>
          <table:table-cell office:value-type="string">
            <text:p>11</text:p>
          </table:table-cell>
          <table:table-cell office:value-type="string">
            <text:p>B-ex_dobj_verb I-ex_dobj_verb</text:p>
          </table:table-cell>
        </table:table-row>
        <table:table-row>
          <table:table-cell office:value-type="string">
            <text:p>Pérez_y_González,_Felipe__143n~~A_los_Santos_Reyes__0410.xml</text:p>
          </table:table-cell>
          <table:table-cell office:value-type="string">
            <text:p>que por España siga procurando;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Molina,_Juan_Ramón__214n~~Péscame_una_sirena__0703.xml</text:p>
          </table:table-cell>
          <table:table-cell office:value-type="string">
            <text:p>que es como el aleve de la mujer. El sol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Molina,_Juan_Ramón__214n~~Péscame_una_sirena__0703.xml</text:p>
          </table:table-cell>
          <table:table-cell office:value-type="string">
            <text:p>la mirará mañana entre mis brazos loca,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Althaus,_Clemente__373n~~El_hablador__1386.xml</text:p>
          </table:table-cell>
          <table:table-cell office:value-type="string">
            <text:p>y a tanta reunión la antes escasa</text:p>
          </table:table-cell>
          <table:table-cell office:value-type="string">
            <text:p>11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Althaus,_Clemente__373n~~El_hablador__1386.xml</text:p>
          </table:table-cell>
          <table:table-cell office:value-type="string">
            <text:p>sala se desocupa, y solamente</text:p>
          </table:table-cell>
          <table:table-cell office:value-type="string">
            <text:p>12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Peris_y_Pascual,_José__621n~~Ante_el_sepulcro_del_mismo__2297.xml</text:p>
          </table:table-cell>
          <table:table-cell office:value-type="string">
            <text:p>tal veo en tu sepulcro convertida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Peris_y_Pascual,_José__621n~~Ante_el_sepulcro_del_mismo__2297.xml</text:p>
          </table:table-cell>
          <table:table-cell office:value-type="string">
            <text:p>la sombra funeral en luz de gloria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Querolt,_Vicente_Wenceslao__263n~~La_fiesta_de_Venus__0853__III__03.xml</text:p>
          </table:table-cell>
          <table:table-cell office:value-type="string">
            <text:p>yacen inmobles semejando aquellas</text:p>
          </table:table-cell>
          <table:table-cell office:value-type="string">
            <text:p>11</text:p>
          </table:table-cell>
          <table:table-cell office:value-type="string">
            <text:p>B-pb_relword</text:p>
          </table:table-cell>
        </table:table-row>
        <table:table-row>
          <table:table-cell office:value-type="string">
            <text:p>Querolt,_Vicente_Wenceslao__263n~~La_fiesta_de_Venus__0853__III__03.xml</text:p>
          </table:table-cell>
          <table:table-cell office:value-type="string">
            <text:p>escenas de los dioses que el eterno</text:p>
          </table:table-cell>
          <table:table-cell office:value-type="string">
            <text:p>12</text:p>
          </table:table-cell>
          <table:table-cell office:value-type="string">
            <text:p>B-pb_adj_noun I-pb_relword</text:p>
          </table:table-cell>
        </table:table-row>
        <table:table-row>
          <table:table-cell office:value-type="string">
            <text:p>Borrero,_Juana__354n~~Crepuscular__1236.xml</text:p>
          </table:table-cell>
          <table:table-cell office:value-type="string">
            <text:p>se escucha el aleteo de los cisnes</text:p>
          </table:table-cell>
          <table:table-cell office:value-type="string">
            <text:p>4</text:p>
          </table:table-cell>
          <table:table-cell office:value-type="string">
            <text:p>B-cc_crossclause</text:p>
          </table:table-cell>
        </table:table-row>
        <table:table-row>
          <table:table-cell office:value-type="string">
            <text:p>Borrero,_Juana__354n~~Crepuscular__1236.xml</text:p>
          </table:table-cell>
          <table:table-cell office:value-type="string">
            <text:p>que, como un grupo de nevadas flores,</text:p>
          </table:table-cell>
          <table:table-cell office:value-type="string">
            <text:p>5</text:p>
          </table:table-cell>
          <table:table-cell office:value-type="string">
            <text:p>I-cc_crossclause</text:p>
          </table:table-cell>
        </table:table-row>
        <table:table-row>
          <table:table-cell office:value-type="string">
            <text:p>Morales,_Sebastián_Alfredo_de__465n~~A_Nactalia__1771__I__01.xml</text:p>
          </table:table-cell>
          <table:table-cell office:value-type="string">
            <text:p>y aunque el tiempo veloz la pompa ultraje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Morales,_Sebastián_Alfredo_de__465n~~A_Nactalia__1771__I__01.xml</text:p>
          </table:table-cell>
          <table:table-cell office:value-type="string">
            <text:p>de ese tu brillo juvenil lozano,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Morales,_Tomás__633n~~Vamos_llegando_en_medio...__2333.xml</text:p>
          </table:table-cell>
          <table:table-cell office:value-type="string">
            <text:p>que hasta el viento parece que ha muerto en la bahía...</text:p>
          </table:table-cell>
          <table:table-cell office:value-type="string">
            <text:p>8</text:p>
          </table:table-cell>
          <table:table-cell office:value-type="string">
            <text:p>B-cc_crossclause I-cc_crossclause</text:p>
          </table:table-cell>
        </table:table-row>
        <table:table-row>
          <table:table-cell office:value-type="string">
            <text:p>Morales,_Tomás__633n~~Vamos_llegando_en_medio...__2333.xml</text:p>
          </table:table-cell>
          <table:table-cell office:value-type="string">
            <text:p>Entramos lentamente; a nuestro lado quedan</text:p>
          </table:table-cell>
          <table:table-cell office:value-type="string">
            <text:p>9</text:p>
          </table:table-cell>
          <table:table-cell office:value-type="string">
            <text:p>B-ex_subj_verb I-cc_crossclause</text:p>
          </table:table-cell>
        </table:table-row>
        <table:table-row>
          <table:table-cell office:value-type="string">
            <text:p>Herrera_y_Reissig,_Julio__363n~~Nirvana_crepuscular__1319.xml</text:p>
          </table:table-cell>
          <table:table-cell office:value-type="string">
            <text:p>materialización de una quimera...</text:p>
          </table:table-cell>
          <table:table-cell office:value-type="string">
            <text:p>8</text:p>
          </table:table-cell>
          <table:table-cell office:value-type="string">
            <text:p>B-pb_adj_noun I-pb_adj_noun</text:p>
          </table:table-cell>
        </table:table-row>
        <table:table-row>
          <table:table-cell office:value-type="string">
            <text:p>Herrera_y_Reissig,_Julio__363n~~Nirvana_crepuscular__1319.xml</text:p>
          </table:table-cell>
          <table:table-cell office:value-type="string">
            <text:p>En consubstanciación con aquel bello</text:p>
          </table:table-cell>
          <table:table-cell office:value-type="string">
            <text:p>9</text:p>
          </table:table-cell>
          <table:table-cell office:value-type="string">
            <text:p>B-pb_adj_noun I-pb_adj_noun</text:p>
          </table:table-cell>
        </table:table-row>
        <table:table-row>
          <table:table-cell office:value-type="string">
            <text:p>Herrera_y_Reissig,_Julio__363n~~Nirvana_crepuscular__1319.xml</text:p>
          </table:table-cell>
          <table:table-cell office:value-type="string">
            <text:p>te inanimaste... Una ideal pereza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Herrera_y_Reissig,_Julio__363n~~Nirvana_crepuscular__1319.xml</text:p>
          </table:table-cell>
          <table:table-cell office:value-type="string">
            <text:p>mimó tu rostro de incitante vello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Ortiz,_Carlos__151n~~Soneto__0441.xml</text:p>
          </table:table-cell>
          <table:table-cell office:value-type="string">
            <text:p>y a la estrella acorrala con su lanza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Ortiz,_Carlos__151n~~Soneto__0441.xml</text:p>
          </table:table-cell>
          <table:table-cell office:value-type="string">
            <text:p>de albo rayo, fatal como ninguna.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Herrera_y_Reissig,_Julio__363n~~El_ángelus__1331.xml</text:p>
          </table:table-cell>
          <table:table-cell office:value-type="string">
            <text:p>detiénese el labriego y se descubre, y arde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Herrera_y_Reissig,_Julio__363n~~El_ángelus__1331.xml</text:p>
          </table:table-cell>
          <table:table-cell office:value-type="string">
            <text:p>su mirada en la súplica de piadosos consejos...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Milanés,_María_Luisa__101n~~No_pude_comprender__0339.xml</text:p>
          </table:table-cell>
          <table:table-cell office:value-type="string">
            <text:p>Claro que para ti es un paraíso</text:p>
          </table:table-cell>
          <table:table-cell office:value-type="string">
            <text:p>4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Milanés,_María_Luisa__101n~~No_pude_comprender__0339.xml</text:p>
          </table:table-cell>
          <table:table-cell office:value-type="string">
            <text:p>mirar tus ojos bellos y tu seno,</text:p>
          </table:table-cell>
          <table:table-cell office:value-type="string">
            <text:p>5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Gutiérrez_Alea,_Lino__548n~~Sentimental__2020.xml</text:p>
          </table:table-cell>
          <table:table-cell office:value-type="string">
            <text:p>Y la albura del fuerte allá en el cielo</text:p>
          </table:table-cell>
          <table:table-cell office:value-type="string">
            <text:p>11</text:p>
          </table:table-cell>
          <table:table-cell office:value-type="string">
            <text:p>B-ex_subj_verb I-ex_subj_verb</text:p>
          </table:table-cell>
        </table:table-row>
        <table:table-row>
          <table:table-cell office:value-type="string">
            <text:p>Gutiérrez_Alea,_Lino__548n~~Sentimental__2020.xml</text:p>
          </table:table-cell>
          <table:table-cell office:value-type="string">
            <text:p>se extinguió lentamente, como muere</text:p>
          </table:table-cell>
          <table:table-cell office:value-type="string">
            <text:p>12</text:p>
          </table:table-cell>
          <table:table-cell office:value-type="string">
            <text:p>B-ex_subj_verb I-ex_subj_verb</text:p>
          </table:table-cell>
        </table:table-row>
        <table:table-row>
          <table:table-cell office:value-type="string">
            <text:p>Trueba,_Antonio_de__118n~~Soneto__0366.xml</text:p>
          </table:table-cell>
          <table:table-cell office:value-type="string">
            <text:p>con celadas que no usan ni las sordas</text:p>
          </table:table-cell>
          <table:table-cell office:value-type="string">
            <text:p>11</text:p>
          </table:table-cell>
          <table:table-cell office:value-type="string">
            <text:p>B-pb_noun_prep</text:p>
          </table:table-cell>
        </table:table-row>
        <table:table-row>
          <table:table-cell office:value-type="string">
            <text:p>Trueba,_Antonio_de__118n~~Soneto__0366.xml</text:p>
          </table:table-cell>
          <table:table-cell office:value-type="string">
            <text:p>de taparrabo y tez de chocolate,</text:p>
          </table:table-cell>
          <table:table-cell office:value-type="string">
            <text:p>12</text:p>
          </table:table-cell>
          <table:table-cell office:value-type="string">
            <text:p>I-pb_noun_prep</text:p>
          </table:table-cell>
        </table:table-row>
        <table:table-row>
          <table:table-cell office:value-type="string">
            <text:p>Urbach,_Carlos_Póo__031n~~Lampo__0083.xml</text:p>
          </table:table-cell>
          <table:table-cell office:value-type="string">
            <text:p>que tu dulce visión consoladora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Urbach,_Carlos_Póo__031n~~Lampo__0083.xml</text:p>
          </table:table-cell>
          <table:table-cell office:value-type="string">
            <text:p>se refleja en mi vida un solo instante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Herrera_y_Reissig,_Julio__363n~~Epitalamio_ancestral__1324.xml</text:p>
          </table:table-cell>
          <table:table-cell office:value-type="string">
            <text:p>Sobre mi corazón, los hierofantes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Herrera_y_Reissig,_Julio__363n~~Epitalamio_ancestral__1324.xml</text:p>
          </table:table-cell>
          <table:table-cell office:value-type="string">
            <text:p>ungieron tu sandalia, urna de raso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Alarcón,_Pedro_Antonio_de__404n~~Desaliento__1561.xml</text:p>
          </table:table-cell>
          <table:table-cell office:value-type="string">
            <text:p>Lloramos... y la ajena indiferencia</text:p>
          </table:table-cell>
          <table:table-cell office:value-type="string">
            <text:p>11</text:p>
          </table:table-cell>
          <table:table-cell office:value-type="string">
            <text:p>B-ex_subj_verb I-ex_subj_verb</text:p>
          </table:table-cell>
        </table:table-row>
        <table:table-row>
          <table:table-cell office:value-type="string">
            <text:p>Alarcón,_Pedro_Antonio_de__404n~~Desaliento__1561.xml</text:p>
          </table:table-cell>
          <table:table-cell office:value-type="string">
            <text:p>mi risa provocó, secó tu llanto...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Urbach,_Carlos_Póo__031n~~In_extremis__0067.xml</text:p>
          </table:table-cell>
          <table:table-cell office:value-type="string">
            <text:p>que bordan los linderos del camino</text:p>
          </table:table-cell>
          <table:table-cell office:value-type="string">
            <text:p>11</text:p>
          </table:table-cell>
          <table:table-cell office:value-type="string">
            <text:p>B-cc_crossclause I-cc_crossclause</text:p>
          </table:table-cell>
        </table:table-row>
        <table:table-row>
          <table:table-cell office:value-type="string">
            <text:p>Urbach,_Carlos_Póo__031n~~In_extremis__0067.xml</text:p>
          </table:table-cell>
          <table:table-cell office:value-type="string">
            <text:p>donde en áspero lecho de fría piedra</text:p>
          </table:table-cell>
          <table:table-cell office:value-type="string">
            <text:p>12</text:p>
          </table:table-cell>
          <table:table-cell office:value-type="string">
            <text:p>B-cc_crossclause I-cc_crossclause</text:p>
          </table:table-cell>
        </table:table-row>
        <table:table-row>
          <table:table-cell office:value-type="string">
            <text:p>Bertolín_Peña,_Manuel__578n~~En_la_noche_romántica__2096.xml</text:p>
          </table:table-cell>
          <table:table-cell office:value-type="string">
            <text:p>del rosal ilusión. ¡Oh mi Amada, gocemos</text:p>
          </table:table-cell>
          <table:table-cell office:value-type="string">
            <text:p>8</text:p>
          </table:table-cell>
          <table:table-cell office:value-type="string">
            <text:p>B-ex_dobj_verb I-pb_noun_prep</text:p>
          </table:table-cell>
        </table:table-row>
        <table:table-row>
          <table:table-cell office:value-type="string">
            <text:p>Bertolín_Peña,_Manuel__578n~~En_la_noche_romántica__2096.xml</text:p>
          </table:table-cell>
          <table:table-cell office:value-type="string">
            <text:p>el nocturno amoroso! Escucha los diversos</text:p>
          </table:table-cell>
          <table:table-cell office:value-type="string">
            <text:p>9</text:p>
          </table:table-cell>
          <table:table-cell office:value-type="string">
            <text:p>B-pb_relword I-ex_dobj_verb</text:p>
          </table:table-cell>
        </table:table-row>
        <table:table-row>
          <table:table-cell office:value-type="string">
            <text:p>Figueroa,_Rudolfo__401n~~Pinceladas__1530__VIII__08.xml</text:p>
          </table:table-cell>
          <table:table-cell office:value-type="string">
            <text:p>y entre tanto rumor que se derrama</text:p>
          </table:table-cell>
          <table:table-cell office:value-type="string">
            <text:p>11</text:p>
          </table:table-cell>
          <table:table-cell office:value-type="string">
            <text:p>B-pb_verb_chain</text:p>
          </table:table-cell>
        </table:table-row>
        <table:table-row>
          <table:table-cell office:value-type="string">
            <text:p>Figueroa,_Rudolfo__401n~~Pinceladas__1530__VIII__08.xml</text:p>
          </table:table-cell>
          <table:table-cell office:value-type="string">
            <text:p>predomina el monótono voceo</text:p>
          </table:table-cell>
          <table:table-cell office:value-type="string">
            <text:p>12</text:p>
          </table:table-cell>
          <table:table-cell office:value-type="string">
            <text:p>B-ex_dobj_verb I-pb_verb_chain</text:p>
          </table:table-cell>
        </table:table-row>
        <table:table-row>
          <table:table-cell office:value-type="string">
            <text:p>Othón,_Manuel_José__408n~~Soneto__1598.xml</text:p>
          </table:table-cell>
          <table:table-cell office:value-type="string">
            <text:p>Los últimos reflejos de luz flava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Othón,_Manuel_José__408n~~Soneto__1598.xml</text:p>
          </table:table-cell>
          <table:table-cell office:value-type="string">
            <text:p>en el límite brilla del potrero</text:p>
          </table:table-cell>
          <table:table-cell office:value-type="string">
            <text:p>12</text:p>
          </table:table-cell>
          <table:table-cell office:value-type="string">
            <text:p>B-ex_subj_verb I-ex_subj_verb</text:p>
          </table:table-cell>
        </table:table-row>
        <table:table-row>
          <table:table-cell office:value-type="string">
            <text:p>Goygoechea_Menéndez,_Martín__367n~~Soneto__1356.xml</text:p>
          </table:table-cell>
          <table:table-cell office:value-type="string">
            <text:p>que alza el Aquidabán. Alguna enseña</text:p>
          </table:table-cell>
          <table:table-cell office:value-type="string">
            <text:p>8</text:p>
          </table:table-cell>
          <table:table-cell office:value-type="string">
            <text:p>B-pb_adj_noun I-cc_crossclause</text:p>
          </table:table-cell>
        </table:table-row>
        <table:table-row>
          <table:table-cell office:value-type="string">
            <text:p>Goygoechea_Menéndez,_Martín__367n~~Soneto__1356.xml</text:p>
          </table:table-cell>
          <table:table-cell office:value-type="string">
            <text:p>deshilachada, trágica, en la brisa</text:p>
          </table:table-cell>
          <table:table-cell office:value-type="string">
            <text:p>9</text:p>
          </table:table-cell>
          <table:table-cell office:value-type="string">
            <text:p>I-pb_adj_noun</text:p>
          </table:table-cell>
        </table:table-row>
        <table:table-row>
          <table:table-cell office:value-type="string">
            <text:p>Ortiz,_Carlos__151n~~Espuma_de_mar__0445.xml</text:p>
          </table:table-cell>
          <table:table-cell office:value-type="string">
            <text:p>Y arrastrada a la orilla, consumado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Ortiz,_Carlos__151n~~Espuma_de_mar__0445.xml</text:p>
          </table:table-cell>
          <table:table-cell office:value-type="string">
            <text:p>su esponjoso vigor, sobre el costado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Herrera_y_Reissig,_Julio__363n~~La_liga__1309.xml</text:p>
          </table:table-cell>
          <table:table-cell office:value-type="string">
            <text:p>la tarde... Tu mirada se hizo muda</text:p>
          </table:table-cell>
          <table:table-cell office:value-type="string">
            <text:p>11</text:p>
          </table:table-cell>
          <table:table-cell office:value-type="string">
            <text:p>B-pb_adj_prep I-ex_dobj_verb</text:p>
          </table:table-cell>
        </table:table-row>
        <table:table-row>
          <table:table-cell office:value-type="string">
            <text:p>Herrera_y_Reissig,_Julio__363n~~La_liga__1309.xml</text:p>
          </table:table-cell>
          <table:table-cell office:value-type="string">
            <text:p>al erótico ritmo; ¡y desde el pardo</text:p>
          </table:table-cell>
          <table:table-cell office:value-type="string">
            <text:p>12</text:p>
          </table:table-cell>
          <table:table-cell office:value-type="string">
            <text:p>B-pb_adj_noun I-pb_adj_prep</text:p>
          </table:table-cell>
        </table:table-row>
        <table:table-row>
          <table:table-cell office:value-type="string">
            <text:p>Mendoza,_Carlos__637n~~Mayo__2349.xml</text:p>
          </table:table-cell>
          <table:table-cell office:value-type="string">
            <text:p>y aspiran a alcanzar gloria inmortal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Mendoza,_Carlos__637n~~Mayo__2349.xml</text:p>
          </table:table-cell>
          <table:table-cell office:value-type="string">
            <text:p>los émulos de Goya y de Van Dick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Goygoechea_Menéndez,_Martín__367n~~Soneto__1357.xml</text:p>
          </table:table-cell>
          <table:table-cell office:value-type="string">
            <text:p>Cuatro supervivientes, -cuatro lentas</text:p>
          </table:table-cell>
          <table:table-cell office:value-type="string">
            <text:p>8</text:p>
          </table:table-cell>
          <table:table-cell office:value-type="string">
            <text:p>B-pb_adj_noun</text:p>
          </table:table-cell>
        </table:table-row>
        <table:table-row>
          <table:table-cell office:value-type="string">
            <text:p>Goygoechea_Menéndez,_Martín__367n~~Soneto__1357.xml</text:p>
          </table:table-cell>
          <table:table-cell office:value-type="string">
            <text:p>figuras espectrales- se movieron...</text:p>
          </table:table-cell>
          <table:table-cell office:value-type="string">
            <text:p>9</text:p>
          </table:table-cell>
          <table:table-cell office:value-type="string">
            <text:p>B-pb_adj_noun I-pb_adj_noun</text:p>
          </table:table-cell>
        </table:table-row>
        <table:table-row>
          <table:table-cell office:value-type="string">
            <text:p>Balart,_Federico__172n~~A_la_primavera__0566.xml</text:p>
          </table:table-cell>
          <table:table-cell office:value-type="string">
            <text:p>Mientras el mundo tu perpetuo encanto</text:p>
          </table:table-cell>
          <table:table-cell office:value-type="string">
            <text:p>11</text:p>
          </table:table-cell>
          <table:table-cell office:value-type="string">
            <text:p>B-ex_subj_verb</text:p>
          </table:table-cell>
        </table:table-row>
        <table:table-row>
          <table:table-cell office:value-type="string">
            <text:p>Balart,_Federico__172n~~A_la_primavera__0566.xml</text:p>
          </table:table-cell>
          <table:table-cell office:value-type="string">
            <text:p>saluda en himno de entusiasmo eterno,</text:p>
          </table:table-cell>
          <table:table-cell office:value-type="string">
            <text:p>12</text:p>
          </table:table-cell>
          <table:table-cell office:value-type="string">
            <text:p>I-ex_subj_verb</text:p>
          </table:table-cell>
        </table:table-row>
        <table:table-row>
          <table:table-cell office:value-type="string">
            <text:p>Munizaga_Ossandón,_Julio__312n~~Soneto__1019.xml</text:p>
          </table:table-cell>
          <table:table-cell office:value-type="string">
            <text:p>prosigue su tarea, y así rehace</text:p>
          </table:table-cell>
          <table:table-cell office:value-type="string">
            <text:p>11</text:p>
          </table:table-cell>
          <table:table-cell office:value-type="string">
            <text:p>B-ex_dobj_verb</text:p>
          </table:table-cell>
        </table:table-row>
        <table:table-row>
          <table:table-cell office:value-type="string">
            <text:p>Munizaga_Ossandón,_Julio__312n~~Soneto__1019.xml</text:p>
          </table:table-cell>
          <table:table-cell office:value-type="string">
            <text:p>su obra. Inconcluso ella me reanude.</text:p>
          </table:table-cell>
          <table:table-cell office:value-type="string">
            <text:p>12</text:p>
          </table:table-cell>
          <table:table-cell office:value-type="string">
            <text:p>I-ex_dobj_verb</text:p>
          </table:table-cell>
        </table:table-row>
        <table:table-row>
          <table:table-cell office:value-type="string">
            <text:p>Val,_Mariano_Miguel_de__092n~~Desde_El_Pilar__0317.xml</text:p>
          </table:table-cell>
          <table:table-cell office:value-type="string">
            <text:p>y su casco de oro de opulenta cimera</text:p>
          </table:table-cell>
          <table:table-cell office:value-type="string">
            <text:p>11</text:p>
          </table:table-cell>
          <table:table-cell office:value-type="string">
            <text:p>B-pb_relword</text:p>
          </table:table-cell>
        </table:table-row>
        <table:table-row>
          <table:table-cell office:value-type="string">
            <text:p>Val,_Mariano_Miguel_de__092n~~Desde_El_Pilar__0317.xml</text:p>
          </table:table-cell>
          <table:table-cell office:value-type="string">
            <text:p>coronada de nubes como plumas de raso</text:p>
          </table:table-cell>
          <table:table-cell office:value-type="string">
            <text:p>12</text:p>
          </table:table-cell>
          <table:table-cell office:value-type="string">
            <text:p>I-pb_relword</text:p>
          </table:table-cell>
        </table:table-row>
        <table:table-row>
          <table:table-cell office:value-type="string">
            <text:p>Fernández,_Cayetano__246n~~Soneto__0798.xml</text:p>
          </table:table-cell>
          <table:table-cell office:value-type="string">
            <text:p>Ni refrena el ardor, ni aguarda, ansioso</text:p>
          </table:table-cell>
          <table:table-cell office:value-type="string">
            <text:p>11</text:p>
          </table:table-cell>
          <table:table-cell office:value-type="string">
            <text:p>B-pb_adj_prep</text:p>
          </table:table-cell>
        </table:table-row>
        <table:table-row>
          <table:table-cell office:value-type="string">
            <text:p>Fernández,_Cayetano__246n~~Soneto__0798.xml</text:p>
          </table:table-cell>
          <table:table-cell office:value-type="string">
            <text:p>de sorberse la tierra, el clarín bélico.</text:p>
          </table:table-cell>
          <table:table-cell office:value-type="string">
            <text:p>12</text:p>
          </table:table-cell>
          <table:table-cell office:value-type="string">
            <text:p>I-pb_adj_prep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4.0</meta:generator>
  </office:meta>
</office:document-meta>
</file>